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4.23333333333333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3.75708333333333cm"/>
    </style:style>
    <style:style style:name="co11" style:family="table-column">
      <style:table-column-properties fo:break-before="auto" style:column-width="2.725208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1.05833333333333cm"/>
    </style:style>
    <style:style style:name="co15" style:family="table-column">
      <style:table-column-properties fo:break-before="auto" style:column-width="3.62479166666667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4.44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irbnb_vill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7" table:default-cell-style-name="ce1"/>
        <table:table-column table:style-name="co15" table:default-cell-style-name="ce1"/>
        <table:table-column table:style-name="co16" table:number-columns-repeated="1636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host_id</text:p>
          </table:table-cell>
          <table:table-cell office:value-type="string" table:style-name="ce1">
            <text:p>host_response_time</text:p>
          </table:table-cell>
          <table:table-cell office:value-type="string" table:style-name="ce1">
            <text:p>host_response_rate</text:p>
          </table:table-cell>
          <table:table-cell office:value-type="string" table:style-name="ce1">
            <text:p>host_acceptance_rate</text:p>
          </table:table-cell>
          <table:table-cell office:value-type="string" table:style-name="ce1">
            <text:p>host_is_superhost</text:p>
          </table:table-cell>
          <table:table-cell office:value-type="string" table:style-name="ce1">
            <text:p>host_listings_count</text:p>
          </table:table-cell>
          <table:table-cell office:value-type="string" table:style-name="ce1">
            <text:p>host_total_listings_count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accommodates</text:p>
          </table:table-cell>
          <table:table-cell office:value-type="string" table:style-name="ce1">
            <text:p>bathrooms_text</text:p>
          </table:table-cell>
          <table:table-cell office:value-type="string" table:style-name="ce1">
            <text:p>bedrooms</text:p>
          </table:table-cell>
          <table:table-cell office:value-type="string" table:style-name="ce1">
            <text:p>beds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number_of_reviews</text:p>
          </table:table-cell>
          <table:table-cell office:value-type="string" table:style-name="ce1">
            <text:p>review_scores_rating</text:p>
          </table:table-cell>
          <table:table-cell table:number-columns-repeated="16367"/>
        </table:table-row>
        <table:table-row table:style-name="ro1">
          <table:table-cell office:value-type="float" office:value="792947" table:style-name="ce1">
            <text:p>792947</text:p>
          </table:table-cell>
          <table:table-cell office:value-type="float" office:value="4178213" table:style-name="ce1">
            <text:p>4178213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61</text:p>
          </table:table-cell>
          <table:table-cell office:value-type="string" table:style-name="ce1">
            <text:p>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792830000000002" table:style-name="ce1">
            <text:p>44,79283</text:p>
          </table:table-cell>
          <table:table-cell office:value-type="float" office:value="-0.70515000000000005" table:style-name="ce1">
            <text:p>-0,70515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,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float" office:value="141" table:style-name="ce1">
            <text:p>141</text:p>
          </table:table-cell>
          <table:table-cell office:value-type="float" office:value="4.82" table:style-name="ce1">
            <text:p>4,82</text:p>
          </table:table-cell>
          <table:table-cell table:number-columns-repeated="16367"/>
        </table:table-row>
        <table:table-row table:style-name="ro1">
          <table:table-cell office:value-type="float" office:value="881775" table:style-name="ce1">
            <text:p>881775</text:p>
          </table:table-cell>
          <table:table-cell office:value-type="float" office:value="4561878" table:style-name="ce1">
            <text:p>4561878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5</text:p>
          </table:table-cell>
          <table:table-cell office:value-type="string" table:style-name="ce1">
            <text:p>f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4.754649999999998" table:style-name="ce1">
            <text:p>44,75465</text:p>
          </table:table-cell>
          <table:table-cell office:value-type="float" office:value="-0.62295999999999996" table:style-name="ce1">
            <text:p>-0,6229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490" table:style-name="ce1">
            <text:p>490</text:p>
          </table:table-cell>
          <table:table-cell office:value-type="float" office:value="2" table:style-name="ce1">
            <text:p>2</text:p>
          </table:table-cell>
          <table:table-cell office:value-type="float" office:value="4.5" table:style-name="ce1">
            <text:p>4,5</text:p>
          </table:table-cell>
          <table:table-cell table:number-columns-repeated="16367"/>
        </table:table-row>
        <table:table-row table:style-name="ro1">
          <table:table-cell office:value-type="float" office:value="1376433" table:style-name="ce1">
            <text:p>1376433</text:p>
          </table:table-cell>
          <table:table-cell office:value-type="float" office:value="7457361" table:style-name="ce1">
            <text:p>7457361</text:p>
          </table:table-cell>
          <table:table-cell table:number-columns-repeated="2" table:style-name="ce1"/>
          <table:table-cell office:value-type="string" table:style-name="ce2">
            <text:p>5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779670000000003" table:style-name="ce1">
            <text:p>44,77967</text:p>
          </table:table-cell>
          <table:table-cell office:value-type="float" office:value="-0.69843999999999995" table:style-name="ce1">
            <text:p>-0,6984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75" table:style-name="ce1">
            <text:p>275</text:p>
          </table:table-cell>
          <table:table-cell office:value-type="float" office:value="6" table:style-name="ce1">
            <text:p>6</text:p>
          </table:table-cell>
          <table:table-cell office:value-type="float" office:value="4.67" table:style-name="ce1">
            <text:p>4,67</text:p>
          </table:table-cell>
          <table:table-cell table:number-columns-repeated="16367"/>
        </table:table-row>
        <table:table-row table:style-name="ro1">
          <table:table-cell office:value-type="float" office:value="4961740" table:style-name="ce1">
            <text:p>4961740</text:p>
          </table:table-cell>
          <table:table-cell office:value-type="float" office:value="25578124" table:style-name="ce1">
            <text:p>25578124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83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3175" table:style-name="ce1">
            <text:p>44,83175</text:p>
          </table:table-cell>
          <table:table-cell office:value-type="float" office:value="-0.62092999999999998" table:style-name="ce1">
            <text:p>-0,6209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35" table:style-name="ce1">
            <text:p>35</text:p>
          </table:table-cell>
          <table:table-cell office:value-type="float" office:value="4.8899999999999997" table:style-name="ce1">
            <text:p>4,89</text:p>
          </table:table-cell>
          <table:table-cell table:number-columns-repeated="16367"/>
        </table:table-row>
        <table:table-row table:style-name="ro1">
          <table:table-cell office:value-type="float" office:value="5024219" table:style-name="ce1">
            <text:p>5024219</text:p>
          </table:table-cell>
          <table:table-cell office:value-type="float" office:value="25741938" table:style-name="ce1">
            <text:p>25741938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82</text:p>
          </table:table-cell>
          <table:table-cell office:value-type="string" table:style-name="ce1">
            <text:p>f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768610000000002" table:style-name="ce1">
            <text:p>44,76861</text:p>
          </table:table-cell>
          <table:table-cell office:value-type="float" office:value="-0.63278999999999996" table:style-name="ce1">
            <text:p>-0,6327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21" table:style-name="ce1">
            <text:p>921</text:p>
          </table:table-cell>
          <table:table-cell office:value-type="float" office:value="9" table:style-name="ce1">
            <text:p>9</text:p>
          </table:table-cell>
          <table:table-cell office:value-type="float" office:value="4.8899999999999997" table:style-name="ce1">
            <text:p>4,89</text:p>
          </table:table-cell>
          <table:table-cell table:number-columns-repeated="16367"/>
        </table:table-row>
        <table:table-row table:style-name="ro1">
          <table:table-cell office:value-type="float" office:value="5292380" table:style-name="ce1">
            <text:p>5292380</text:p>
          </table:table-cell>
          <table:table-cell office:value-type="float" office:value="19250401" table:style-name="ce1">
            <text:p>19250401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6</text:p>
          </table:table-cell>
          <table:table-cell office:value-type="string" table:style-name="ce1">
            <text:p>f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4.927349999999997" table:style-name="ce1">
            <text:p>44,92735</text:p>
          </table:table-cell>
          <table:table-cell office:value-type="float" office:value="-0.67281000000000002" table:style-name="ce1">
            <text:p>-0,6728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15" table:style-name="ce1">
            <text:p>3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498943" table:style-name="ce1">
            <text:p>5498943</text:p>
          </table:table-cell>
          <table:table-cell office:value-type="float" office:value="19173893" table:style-name="ce1">
            <text:p>19173893</text:p>
          </table:table-cell>
          <table:table-cell office:value-type="string" table:style-name="ce1">
            <text:p>a few days or mor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783819999999999" table:style-name="ce1">
            <text:p>44,78382</text:p>
          </table:table-cell>
          <table:table-cell office:value-type="float" office:value="-0.69421999999999995" table:style-name="ce1">
            <text:p>-0,6942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80" table:style-name="ce1">
            <text:p>480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7234067" table:style-name="ce1">
            <text:p>7234067</text:p>
          </table:table-cell>
          <table:table-cell office:value-type="float" office:value="37314741" table:style-name="ce1">
            <text:p>37314741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83</text:p>
          </table:table-cell>
          <table:table-cell office:value-type="string" table:style-name="ce1">
            <text:p>t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4.860489999999999" table:style-name="ce1">
            <text:p>44,86049</text:p>
          </table:table-cell>
          <table:table-cell office:value-type="float" office:value="-0.62744" table:style-name="ce1">
            <text:p>-0,62744</text:p>
          </table:table-cell>
          <table:table-cell office:value-type="float" office:value="10" table:style-name="ce1">
            <text:p>10</text:p>
          </table:table-cell>
          <table:table-cell office:value-type="float" office:value="5.5" table:style-name="ce1">
            <text:p>5,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00" table:style-name="ce1">
            <text:p>400</text:p>
          </table:table-cell>
          <table:table-cell office:value-type="float" office:value="10" table:style-name="ce1">
            <text:p>10</text:p>
          </table:table-cell>
          <table:table-cell office:value-type="float" office:value="4.9000000000000004" table:style-name="ce1">
            <text:p>4,9</text:p>
          </table:table-cell>
          <table:table-cell table:number-columns-repeated="16367"/>
        </table:table-row>
        <table:table-row table:style-name="ro1">
          <table:table-cell office:value-type="float" office:value="8112742" table:style-name="ce1">
            <text:p>8112742</text:p>
          </table:table-cell>
          <table:table-cell office:value-type="float" office:value="42838540" table:style-name="ce1">
            <text:p>42838540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4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3296" table:style-name="ce1">
            <text:p>44,83296</text:p>
          </table:table-cell>
          <table:table-cell office:value-type="float" office:value="-0.60607999999999995" table:style-name="ce1">
            <text:p>-0,6060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80" table:style-name="ce1">
            <text:p>280</text:p>
          </table:table-cell>
          <table:table-cell office:value-type="float" office:value="30" table:style-name="ce1">
            <text:p>30</text:p>
          </table:table-cell>
          <table:table-cell office:value-type="float" office:value="4.7699999999999996" table:style-name="ce1">
            <text:p>4,77</text:p>
          </table:table-cell>
          <table:table-cell table:number-columns-repeated="16367"/>
        </table:table-row>
        <table:table-row table:style-name="ro1">
          <table:table-cell office:value-type="float" office:value="10678605" table:style-name="ce1">
            <text:p>10678605</text:p>
          </table:table-cell>
          <table:table-cell office:value-type="float" office:value="53328416" table:style-name="ce1">
            <text:p>53328416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12680000000002" table:style-name="ce1">
            <text:p>44,91268</text:p>
          </table:table-cell>
          <table:table-cell office:value-type="float" office:value="-0.75144" table:style-name="ce1">
            <text:p>-0,7514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50" table:style-name="ce1">
            <text:p>35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10779959" table:style-name="ce1">
            <text:p>10779959</text:p>
          </table:table-cell>
          <table:table-cell office:value-type="float" office:value="55767928" table:style-name="ce1">
            <text:p>55767928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01499999999999" table:style-name="ce1">
            <text:p>44,9015</text:p>
          </table:table-cell>
          <table:table-cell office:value-type="float" office:value="-0.67564999999999997" table:style-name="ce1">
            <text:p>-0,6756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11606775" table:style-name="ce1">
            <text:p>11606775</text:p>
          </table:table-cell>
          <table:table-cell office:value-type="float" office:value="57742658" table:style-name="ce1">
            <text:p>57742658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775359999999999" table:style-name="ce1">
            <text:p>44,77536</text:p>
          </table:table-cell>
          <table:table-cell office:value-type="float" office:value="-0.6018" table:style-name="ce1">
            <text:p>-0,601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4" table:style-name="ce1">
            <text:p>4</text:p>
          </table:table-cell>
          <table:table-cell office:value-type="float" office:value="4.75" table:style-name="ce1">
            <text:p>4,75</text:p>
          </table:table-cell>
          <table:table-cell table:number-columns-repeated="16367"/>
        </table:table-row>
        <table:table-row table:style-name="ro1">
          <table:table-cell office:value-type="float" office:value="13017567" table:style-name="ce1">
            <text:p>13017567</text:p>
          </table:table-cell>
          <table:table-cell office:value-type="float" office:value="27202250" table:style-name="ce1">
            <text:p>27202250</text:p>
          </table:table-cell>
          <table:table-cell office:value-type="string" table:style-name="ce1">
            <text:p>within a day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33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78070000000001" table:style-name="ce1">
            <text:p>44,87807</text:p>
          </table:table-cell>
          <table:table-cell office:value-type="float" office:value="-0.61219999999999997" table:style-name="ce1">
            <text:p>-0,612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500" table:style-name="ce1">
            <text:p>50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13145551" table:style-name="ce1">
            <text:p>13145551</text:p>
          </table:table-cell>
          <table:table-cell office:value-type="float" office:value="18667249" table:style-name="ce1">
            <text:p>18667249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7</text:p>
          </table:table-cell>
          <table:table-cell office:value-type="string" table:style-name="ce1">
            <text:p>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915059999999997" table:style-name="ce1">
            <text:p>44,91506</text:p>
          </table:table-cell>
          <table:table-cell office:value-type="float" office:value="-0.50217999999999996" table:style-name="ce1">
            <text:p>-0,50218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,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49" table:style-name="ce1">
            <text:p>149</text:p>
          </table:table-cell>
          <table:table-cell office:value-type="float" office:value="26" table:style-name="ce1">
            <text:p>26</text:p>
          </table:table-cell>
          <table:table-cell office:value-type="float" office:value="4.7699999999999996" table:style-name="ce1">
            <text:p>4,77</text:p>
          </table:table-cell>
          <table:table-cell table:number-columns-repeated="16367"/>
        </table:table-row>
        <table:table-row table:style-name="ro1">
          <table:table-cell office:value-type="float" office:value="13583463" table:style-name="ce1">
            <text:p>13583463</text:p>
          </table:table-cell>
          <table:table-cell office:value-type="float" office:value="49192284" table:style-name="ce1">
            <text:p>49192284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8147" table:style-name="ce1">
            <text:p>44,88147</text:p>
          </table:table-cell>
          <table:table-cell office:value-type="float" office:value="-0.58887999999999996" table:style-name="ce1">
            <text:p>-0,5888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3" table:style-name="ce1">
            <text:p>1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13994384" table:style-name="ce1">
            <text:p>13994384</text:p>
          </table:table-cell>
          <table:table-cell office:value-type="float" office:value="83569040" table:style-name="ce1">
            <text:p>83569040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79974" table:style-name="ce1">
            <text:p>44,79974</text:p>
          </table:table-cell>
          <table:table-cell office:value-type="float" office:value="-0.71972999999999998" table:style-name="ce1">
            <text:p>-0,71973</text:p>
          </table:table-cell>
          <table:table-cell office:value-type="float" office:value="9" table:style-name="ce1">
            <text:p>9</text:p>
          </table:table-cell>
          <table:table-cell office:value-type="float" office:value="4.5" table:style-name="ce1">
            <text:p>4,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office:value-type="float" office:value="7" table:style-name="ce1">
            <text:p>7</text:p>
          </table:table-cell>
          <table:table-cell office:value-type="float" office:value="4.8600000000000003" table:style-name="ce1">
            <text:p>4,86</text:p>
          </table:table-cell>
          <table:table-cell table:number-columns-repeated="16367"/>
        </table:table-row>
        <table:table-row table:style-name="ro1">
          <table:table-cell office:value-type="float" office:value="15281272" table:style-name="ce1">
            <text:p>15281272</text:p>
          </table:table-cell>
          <table:table-cell office:value-type="float" office:value="32265250" table:style-name="ce1">
            <text:p>32265250</text:p>
          </table:table-cell>
          <table:table-cell table:number-columns-repeated="2" table:style-name="ce1"/>
          <table:table-cell office:value-type="string" table:style-name="ce2">
            <text:p>75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03289999999997" table:style-name="ce1">
            <text:p>44,80329</text:p>
          </table:table-cell>
          <table:table-cell office:value-type="float" office:value="-0.67588999999999999" table:style-name="ce1">
            <text:p>-0,6758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70" table:style-name="ce1">
            <text:p>270</text:p>
          </table:table-cell>
          <table:table-cell office:value-type="float" office:value="24" table:style-name="ce1">
            <text:p>24</text:p>
          </table:table-cell>
          <table:table-cell office:value-type="float" office:value="4.88" table:style-name="ce1">
            <text:p>4,88</text:p>
          </table:table-cell>
          <table:table-cell table:number-columns-repeated="16367"/>
        </table:table-row>
        <table:table-row table:style-name="ro1">
          <table:table-cell office:value-type="float" office:value="17392183" table:style-name="ce1">
            <text:p>17392183</text:p>
          </table:table-cell>
          <table:table-cell office:value-type="float" office:value="117577856" table:style-name="ce1">
            <text:p>117577856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75</text:p>
          </table:table-cell>
          <table:table-cell office:value-type="string" table:style-name="ce1">
            <text:p>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84666" table:style-name="ce1">
            <text:p>44,84666</text:p>
          </table:table-cell>
          <table:table-cell office:value-type="float" office:value="-0.51871" table:style-name="ce1">
            <text:p>-0,5187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0" table:style-name="ce1">
            <text:p>120</text:p>
          </table:table-cell>
          <table:table-cell office:value-type="float" office:value="48" table:style-name="ce1">
            <text:p>48</text:p>
          </table:table-cell>
          <table:table-cell office:value-type="float" office:value="4.72" table:style-name="ce1">
            <text:p>4,72</text:p>
          </table:table-cell>
          <table:table-cell table:number-columns-repeated="16367"/>
        </table:table-row>
        <table:table-row table:style-name="ro1">
          <table:table-cell office:value-type="float" office:value="17681621" table:style-name="ce1">
            <text:p>17681621</text:p>
          </table:table-cell>
          <table:table-cell office:value-type="float" office:value="13104169" table:style-name="ce1">
            <text:p>13104169</text:p>
          </table:table-cell>
          <table:table-cell table:number-columns-repeated="2" table:style-name="ce1"/>
          <table:table-cell office:value-type="string" table:style-name="ce2">
            <text:p>67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07929999999999" table:style-name="ce1">
            <text:p>44,80793</text:p>
          </table:table-cell>
          <table:table-cell office:value-type="float" office:value="-0.69325000000000003" table:style-name="ce1">
            <text:p>-0,6932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50" table:style-name="ce1">
            <text:p>450</text:p>
          </table:table-cell>
          <table:table-cell office:value-type="float" office:value="11" table:style-name="ce1">
            <text:p>11</text:p>
          </table:table-cell>
          <table:table-cell office:value-type="float" office:value="4.82" table:style-name="ce1">
            <text:p>4,82</text:p>
          </table:table-cell>
          <table:table-cell table:number-columns-repeated="16367"/>
        </table:table-row>
        <table:table-row table:style-name="ro1">
          <table:table-cell office:value-type="float" office:value="18147655" table:style-name="ce1">
            <text:p>18147655</text:p>
          </table:table-cell>
          <table:table-cell office:value-type="float" office:value="114166528" table:style-name="ce1">
            <text:p>114166528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55910000000003" table:style-name="ce1">
            <text:p>44,95591</text:p>
          </table:table-cell>
          <table:table-cell office:value-type="float" office:value="-0.60038000000000002" table:style-name="ce1">
            <text:p>-0,60038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,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9" table:style-name="ce1">
            <text:p>16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18763995" table:style-name="ce1">
            <text:p>18763995</text:p>
          </table:table-cell>
          <table:table-cell office:value-type="float" office:value="78586330" table:style-name="ce1">
            <text:p>78586330</text:p>
          </table:table-cell>
          <table:table-cell table:number-columns-repeated="2" table:style-name="ce1"/>
          <table:table-cell office:value-type="string" table:style-name="ce2">
            <text:p>75</text:p>
          </table:table-cell>
          <table:table-cell office:value-type="string" table:style-name="ce1">
            <text:p>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775669999999998" table:style-name="ce1">
            <text:p>44,77567</text:p>
          </table:table-cell>
          <table:table-cell office:value-type="float" office:value="-0.58091999999999999" table:style-name="ce1">
            <text:p>-0,5809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90" table:style-name="ce1">
            <text:p>190</text:p>
          </table:table-cell>
          <table:table-cell office:value-type="float" office:value="7" table:style-name="ce1">
            <text:p>7</text:p>
          </table:table-cell>
          <table:table-cell office:value-type="float" office:value="4.8600000000000003" table:style-name="ce1">
            <text:p>4,86</text:p>
          </table:table-cell>
          <table:table-cell table:number-columns-repeated="16367"/>
        </table:table-row>
        <table:table-row table:style-name="ro1">
          <table:table-cell office:value-type="float" office:value="18779249" table:style-name="ce1">
            <text:p>18779249</text:p>
          </table:table-cell>
          <table:table-cell office:value-type="float" office:value="32335000" table:style-name="ce1">
            <text:p>32335000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784779999999998" table:style-name="ce1">
            <text:p>44,78478</text:p>
          </table:table-cell>
          <table:table-cell office:value-type="float" office:value="-0.61182999999999998" table:style-name="ce1">
            <text:p>-0,6118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00" table:style-name="ce1">
            <text:p>200</text:p>
          </table:table-cell>
          <table:table-cell office:value-type="float" office:value="25" table:style-name="ce1">
            <text:p>25</text:p>
          </table:table-cell>
          <table:table-cell office:value-type="float" office:value="4.92" table:style-name="ce1">
            <text:p>4,92</text:p>
          </table:table-cell>
          <table:table-cell table:number-columns-repeated="16367"/>
        </table:table-row>
        <table:table-row table:style-name="ro1">
          <table:table-cell office:value-type="float" office:value="19159619" table:style-name="ce1">
            <text:p>19159619</text:p>
          </table:table-cell>
          <table:table-cell office:value-type="float" office:value="23710669" table:style-name="ce1">
            <text:p>23710669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3</text:p>
          </table:table-cell>
          <table:table-cell office:value-type="string" table:style-name="ce1">
            <text:p>t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4.772100000000002" table:style-name="ce1">
            <text:p>44,7721</text:p>
          </table:table-cell>
          <table:table-cell office:value-type="float" office:value="-0.63761999999999996" table:style-name="ce1">
            <text:p>-0,6376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50" table:style-name="ce1">
            <text:p>350</text:p>
          </table:table-cell>
          <table:table-cell office:value-type="float" office:value="9" table:style-name="ce1">
            <text:p>9</text:p>
          </table:table-cell>
          <table:table-cell office:value-type="float" office:value="4.8899999999999997" table:style-name="ce1">
            <text:p>4,89</text:p>
          </table:table-cell>
          <table:table-cell table:number-columns-repeated="16367"/>
        </table:table-row>
        <table:table-row table:style-name="ro1">
          <table:table-cell office:value-type="float" office:value="19429889" table:style-name="ce1">
            <text:p>19429889</text:p>
          </table:table-cell>
          <table:table-cell office:value-type="float" office:value="18796190" table:style-name="ce1">
            <text:p>18796190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9</text:p>
          </table:table-cell>
          <table:table-cell office:value-type="string" table:style-name="ce1">
            <text:p>f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44.8429" table:style-name="ce1">
            <text:p>44,8429</text:p>
          </table:table-cell>
          <table:table-cell office:value-type="float" office:value="-0.59762000000000004" table:style-name="ce1">
            <text:p>-0,59762</text:p>
          </table:table-cell>
          <table:table-cell office:value-type="float" office:value="8" table:style-name="ce1">
            <text:p>8</text:p>
          </table:table-cell>
          <table:table-cell office:value-type="float" office:value="3.5" table:style-name="ce1">
            <text:p>3,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06" table:style-name="ce1">
            <text:p>70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19436781" table:style-name="ce1">
            <text:p>19436781</text:p>
          </table:table-cell>
          <table:table-cell office:value-type="float" office:value="34927333" table:style-name="ce1">
            <text:p>34927333</text:p>
          </table:table-cell>
          <table:table-cell table:number-columns-repeated="2" table:style-name="ce1"/>
          <table:table-cell office:value-type="string" table:style-name="ce2">
            <text:p>75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75369999999997" table:style-name="ce1">
            <text:p>44,87537</text:p>
          </table:table-cell>
          <table:table-cell office:value-type="float" office:value="-0.70140999999999998" table:style-name="ce1">
            <text:p>-0,7014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40" table:style-name="ce1">
            <text:p>440</text:p>
          </table:table-cell>
          <table:table-cell office:value-type="float" office:value="9" table:style-name="ce1">
            <text:p>9</text:p>
          </table:table-cell>
          <table:table-cell office:value-type="float" office:value="4.8899999999999997" table:style-name="ce1">
            <text:p>4,89</text:p>
          </table:table-cell>
          <table:table-cell table:number-columns-repeated="16367"/>
        </table:table-row>
        <table:table-row table:style-name="ro1">
          <table:table-cell office:value-type="float" office:value="19706597" table:style-name="ce1">
            <text:p>19706597</text:p>
          </table:table-cell>
          <table:table-cell office:value-type="float" office:value="121485311" table:style-name="ce1">
            <text:p>121485311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79</text:p>
          </table:table-cell>
          <table:table-cell office:value-type="string" table:style-name="ce1">
            <text:p>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761600000000001" table:style-name="ce1">
            <text:p>44,7616</text:p>
          </table:table-cell>
          <table:table-cell office:value-type="float" office:value="-0.73514999999999997" table:style-name="ce1">
            <text:p>-0,735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25" table:style-name="ce1">
            <text:p>25</text:p>
          </table:table-cell>
          <table:table-cell office:value-type="float" office:value="4.88" table:style-name="ce1">
            <text:p>4,88</text:p>
          </table:table-cell>
          <table:table-cell table:number-columns-repeated="16367"/>
        </table:table-row>
        <table:table-row table:style-name="ro1">
          <table:table-cell office:value-type="float" office:value="19760627" table:style-name="ce1">
            <text:p>19760627</text:p>
          </table:table-cell>
          <table:table-cell office:value-type="float" office:value="139440374" table:style-name="ce1">
            <text:p>139440374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85924" table:style-name="ce1">
            <text:p>44,85924</text:p>
          </table:table-cell>
          <table:table-cell office:value-type="float" office:value="-0.72289999999999999" table:style-name="ce1">
            <text:p>-0,722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99" table:style-name="ce1">
            <text:p>19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19815117" table:style-name="ce1">
            <text:p>19815117</text:p>
          </table:table-cell>
          <table:table-cell office:value-type="float" office:value="80318694" table:style-name="ce1">
            <text:p>80318694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08160000000001" table:style-name="ce1">
            <text:p>44,80816</text:p>
          </table:table-cell>
          <table:table-cell office:value-type="float" office:value="-0.56008000000000002" table:style-name="ce1">
            <text:p>-0,5600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3" table:style-name="ce1">
            <text:p>13</text:p>
          </table:table-cell>
          <table:table-cell office:value-type="float" office:value="4.7699999999999996" table:style-name="ce1">
            <text:p>4,77</text:p>
          </table:table-cell>
          <table:table-cell table:number-columns-repeated="16367"/>
        </table:table-row>
        <table:table-row table:style-name="ro1">
          <table:table-cell office:value-type="float" office:value="20171680" table:style-name="ce1">
            <text:p>20171680</text:p>
          </table:table-cell>
          <table:table-cell office:value-type="float" office:value="130235706" table:style-name="ce1">
            <text:p>130235706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56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92629999999997" table:style-name="ce1">
            <text:p>44,89263</text:p>
          </table:table-cell>
          <table:table-cell office:value-type="float" office:value="-0.50322999999999996" table:style-name="ce1">
            <text:p>-0,503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45" table:style-name="ce1">
            <text:p>345</text:p>
          </table:table-cell>
          <table:table-cell office:value-type="float" office:value="15" table:style-name="ce1">
            <text:p>15</text:p>
          </table:table-cell>
          <table:table-cell office:value-type="float" office:value="4.5" table:style-name="ce1">
            <text:p>4,5</text:p>
          </table:table-cell>
          <table:table-cell table:number-columns-repeated="16367"/>
        </table:table-row>
        <table:table-row table:style-name="ro1">
          <table:table-cell office:value-type="float" office:value="20920940" table:style-name="ce1">
            <text:p>20920940</text:p>
          </table:table-cell>
          <table:table-cell office:value-type="float" office:value="29646322" table:style-name="ce1">
            <text:p>29646322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767319999999998" table:style-name="ce1">
            <text:p>44,76732</text:p>
          </table:table-cell>
          <table:table-cell office:value-type="float" office:value="-0.56044000000000005" table:style-name="ce1">
            <text:p>-0,5604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21238364" table:style-name="ce1">
            <text:p>21238364</text:p>
          </table:table-cell>
          <table:table-cell office:value-type="float" office:value="11754618" table:style-name="ce1">
            <text:p>11754618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54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40449999999997" table:style-name="ce1">
            <text:p>44,84045</text:p>
          </table:table-cell>
          <table:table-cell office:value-type="float" office:value="-0.55123999999999995" table:style-name="ce1">
            <text:p>-0,55124</text:p>
          </table:table-cell>
          <table:table-cell office:value-type="float" office:value="6" table:style-name="ce1">
            <text:p>6</text:p>
          </table:table-cell>
          <table:table-cell office:value-type="float" office:value="1.5" table:style-name="ce1">
            <text:p>1,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40" table:style-name="ce1">
            <text:p>40</text:p>
          </table:table-cell>
          <table:table-cell office:value-type="float" office:value="4.74" table:style-name="ce1">
            <text:p>4,74</text:p>
          </table:table-cell>
          <table:table-cell table:number-columns-repeated="16367"/>
        </table:table-row>
        <table:table-row table:style-name="ro1">
          <table:table-cell office:value-type="float" office:value="23316369" table:style-name="ce1">
            <text:p>23316369</text:p>
          </table:table-cell>
          <table:table-cell office:value-type="float" office:value="11746901" table:style-name="ce1">
            <text:p>11746901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00</text:p>
          </table:table-cell>
          <table:table-cell office:value-type="string" table:style-name="ce1">
            <text:p>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861930000000001" table:style-name="ce1">
            <text:p>44,86193</text:p>
          </table:table-cell>
          <table:table-cell office:value-type="float" office:value="-0.72406000000000004" table:style-name="ce1">
            <text:p>-0,7240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15" table:style-name="ce1">
            <text:p>315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24573886" table:style-name="ce1">
            <text:p>24573886</text:p>
          </table:table-cell>
          <table:table-cell office:value-type="float" office:value="185678902" table:style-name="ce1">
            <text:p>185678902</text:p>
          </table:table-cell>
          <table:table-cell table:number-columns-repeated="2" table:style-name="ce1"/>
          <table:table-cell office:value-type="string" table:style-name="ce2">
            <text:p>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74960000000002" table:style-name="ce1">
            <text:p>44,87496</text:p>
          </table:table-cell>
          <table:table-cell office:value-type="float" office:value="-0.67954000000000003" table:style-name="ce1">
            <text:p>-0,6795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85" table:style-name="ce1">
            <text:p>28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24903650" table:style-name="ce1">
            <text:p>24903650</text:p>
          </table:table-cell>
          <table:table-cell office:value-type="float" office:value="188284476" table:style-name="ce1">
            <text:p>188284476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44850000000001" table:style-name="ce1">
            <text:p>44,84485</text:p>
          </table:table-cell>
          <table:table-cell office:value-type="float" office:value="-0.53539000000000003" table:style-name="ce1">
            <text:p>-0,5353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64" table:style-name="ce1">
            <text:p>364</text:p>
          </table:table-cell>
          <table:table-cell office:value-type="float" office:value="15" table:style-name="ce1">
            <text:p>15</text:p>
          </table:table-cell>
          <table:table-cell office:value-type="float" office:value="4.7300000000000004" table:style-name="ce1">
            <text:p>4,73</text:p>
          </table:table-cell>
          <table:table-cell table:number-columns-repeated="16367"/>
        </table:table-row>
        <table:table-row table:style-name="ro1">
          <table:table-cell office:value-type="float" office:value="25609785" table:style-name="ce1">
            <text:p>25609785</text:p>
          </table:table-cell>
          <table:table-cell office:value-type="float" office:value="37314741" table:style-name="ce1">
            <text:p>37314741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83</text:p>
          </table:table-cell>
          <table:table-cell office:value-type="string" table:style-name="ce1">
            <text:p>t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4.860520000000001" table:style-name="ce1">
            <text:p>44,86052</text:p>
          </table:table-cell>
          <table:table-cell office:value-type="float" office:value="-0.623" table:style-name="ce1">
            <text:p>-0,623</text:p>
          </table:table-cell>
          <table:table-cell office:value-type="float" office:value="8" table:style-name="ce1">
            <text:p>8</text:p>
          </table:table-cell>
          <table:table-cell office:value-type="float" office:value="3.5" table:style-name="ce1">
            <text:p>3,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49" table:style-name="ce1">
            <text:p>34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25618506" table:style-name="ce1">
            <text:p>25618506</text:p>
          </table:table-cell>
          <table:table-cell office:value-type="float" office:value="129364196" table:style-name="ce1">
            <text:p>129364196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5866" table:style-name="ce1">
            <text:p>44,85866</text:p>
          </table:table-cell>
          <table:table-cell office:value-type="float" office:value="-0.48934" table:style-name="ce1">
            <text:p>-0,4893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20" table:style-name="ce1">
            <text:p>220</text:p>
          </table:table-cell>
          <table:table-cell office:value-type="float" office:value="6" table:style-name="ce1">
            <text:p>6</text:p>
          </table:table-cell>
          <table:table-cell office:value-type="float" office:value="4.8" table:style-name="ce1">
            <text:p>4,8</text:p>
          </table:table-cell>
          <table:table-cell table:number-columns-repeated="16367"/>
        </table:table-row>
        <table:table-row table:style-name="ro1">
          <table:table-cell office:value-type="float" office:value="25890351" table:style-name="ce1">
            <text:p>25890351</text:p>
          </table:table-cell>
          <table:table-cell office:value-type="float" office:value="193201006" table:style-name="ce1">
            <text:p>193201006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02760000000001" table:style-name="ce1">
            <text:p>44,90276</text:p>
          </table:table-cell>
          <table:table-cell office:value-type="float" office:value="-0.72650999999999999" table:style-name="ce1">
            <text:p>-0,7265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40" table:style-name="ce1">
            <text:p>340</text:p>
          </table:table-cell>
          <table:table-cell office:value-type="float" office:value="14" table:style-name="ce1">
            <text:p>14</text:p>
          </table:table-cell>
          <table:table-cell office:value-type="float" office:value="4.6399999999999997" table:style-name="ce1">
            <text:p>4,64</text:p>
          </table:table-cell>
          <table:table-cell table:number-columns-repeated="16367"/>
        </table:table-row>
        <table:table-row table:style-name="ro1">
          <table:table-cell office:value-type="float" office:value="26006018" table:style-name="ce1">
            <text:p>26006018</text:p>
          </table:table-cell>
          <table:table-cell office:value-type="float" office:value="139257058" table:style-name="ce1">
            <text:p>139257058</text:p>
          </table:table-cell>
          <table:table-cell table:number-columns-repeated="2" table:style-name="ce1"/>
          <table:table-cell office:value-type="string" table:style-name="ce2">
            <text:p>92</text:p>
          </table:table-cell>
          <table:table-cell office:value-type="string" table:style-name="ce1">
            <text:p>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825949999999999" table:style-name="ce1">
            <text:p>44,82595</text:p>
          </table:table-cell>
          <table:table-cell office:value-type="float" office:value="-0.49016999999999999" table:style-name="ce1">
            <text:p>-0,4901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60" table:style-name="ce1">
            <text:p>260</text:p>
          </table:table-cell>
          <table:table-cell office:value-type="float" office:value="17" table:style-name="ce1">
            <text:p>17</text:p>
          </table:table-cell>
          <table:table-cell office:value-type="float" office:value="4.88" table:style-name="ce1">
            <text:p>4,88</text:p>
          </table:table-cell>
          <table:table-cell table:number-columns-repeated="16367"/>
        </table:table-row>
        <table:table-row table:style-name="ro1">
          <table:table-cell office:value-type="float" office:value="26017069" table:style-name="ce1">
            <text:p>26017069</text:p>
          </table:table-cell>
          <table:table-cell office:value-type="float" office:value="10066787" table:style-name="ce1">
            <text:p>10066787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42</text:p>
          </table:table-cell>
          <table:table-cell office:value-type="string" table:style-name="ce1">
            <text:p>t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4.832149999999999" table:style-name="ce1">
            <text:p>44,83215</text:p>
          </table:table-cell>
          <table:table-cell office:value-type="float" office:value="-0.58906000000000003" table:style-name="ce1">
            <text:p>-0,5890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00" table:style-name="ce1">
            <text:p>900</text:p>
          </table:table-cell>
          <table:table-cell office:value-type="float" office:value="6" table:style-name="ce1">
            <text:p>6</text:p>
          </table:table-cell>
          <table:table-cell office:value-type="float" office:value="4.83" table:style-name="ce1">
            <text:p>4,83</text:p>
          </table:table-cell>
          <table:table-cell table:number-columns-repeated="16367"/>
        </table:table-row>
        <table:table-row table:style-name="ro1">
          <table:table-cell office:value-type="float" office:value="26054344" table:style-name="ce1">
            <text:p>26054344</text:p>
          </table:table-cell>
          <table:table-cell office:value-type="float" office:value="14794065" table:style-name="ce1">
            <text:p>14794065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75</text:p>
          </table:table-cell>
          <table:table-cell office:value-type="string" table:style-name="ce2">
            <text:p>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13080000000001" table:style-name="ce1">
            <text:p>44,91308</text:p>
          </table:table-cell>
          <table:table-cell office:value-type="float" office:value="-0.74850000000000005" table:style-name="ce1">
            <text:p>-0,748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07" table:style-name="ce1">
            <text:p>40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26290470" table:style-name="ce1">
            <text:p>26290470</text:p>
          </table:table-cell>
          <table:table-cell office:value-type="float" office:value="51130751" table:style-name="ce1">
            <text:p>51130751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75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75224" table:style-name="ce1">
            <text:p>44,75224</text:p>
          </table:table-cell>
          <table:table-cell office:value-type="float" office:value="-0.61629999999999996" table:style-name="ce1">
            <text:p>-0,616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80" table:style-name="ce1">
            <text:p>38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27096485" table:style-name="ce1">
            <text:p>27096485</text:p>
          </table:table-cell>
          <table:table-cell office:value-type="float" office:value="85468317" table:style-name="ce1">
            <text:p>85468317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11499999999997" table:style-name="ce1">
            <text:p>44,9115</text:p>
          </table:table-cell>
          <table:table-cell office:value-type="float" office:value="-0.74748999999999999" table:style-name="ce1">
            <text:p>-0,7474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80" table:style-name="ce1">
            <text:p>480</text:p>
          </table:table-cell>
          <table:table-cell office:value-type="float" office:value="5" table:style-name="ce1">
            <text:p>5</text:p>
          </table:table-cell>
          <table:table-cell office:value-type="float" office:value="4.8" table:style-name="ce1">
            <text:p>4,8</text:p>
          </table:table-cell>
          <table:table-cell table:number-columns-repeated="16367"/>
        </table:table-row>
        <table:table-row table:style-name="ro1">
          <table:table-cell office:value-type="float" office:value="27146348" table:style-name="ce1">
            <text:p>27146348</text:p>
          </table:table-cell>
          <table:table-cell office:value-type="float" office:value="15402128" table:style-name="ce1">
            <text:p>15402128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29</text:p>
          </table:table-cell>
          <table:table-cell office:value-type="string" table:style-name="ce1">
            <text:p>t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4.77478" table:style-name="ce1">
            <text:p>44,77478</text:p>
          </table:table-cell>
          <table:table-cell office:value-type="float" office:value="-0.71262000000000003" table:style-name="ce1">
            <text:p>-0,7126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50" table:style-name="ce1">
            <text:p>250</text:p>
          </table:table-cell>
          <table:table-cell office:value-type="float" office:value="24" table:style-name="ce1">
            <text:p>24</text:p>
          </table:table-cell>
          <table:table-cell office:value-type="float" office:value="4.96" table:style-name="ce1">
            <text:p>4,96</text:p>
          </table:table-cell>
          <table:table-cell table:number-columns-repeated="16367"/>
        </table:table-row>
        <table:table-row table:style-name="ro1">
          <table:table-cell office:value-type="float" office:value="27619539" table:style-name="ce1">
            <text:p>27619539</text:p>
          </table:table-cell>
          <table:table-cell office:value-type="float" office:value="28667376" table:style-name="ce1">
            <text:p>28667376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71</text:p>
          </table:table-cell>
          <table:table-cell office:value-type="string" table:style-name="ce1">
            <text:p>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13450000000003" table:style-name="ce1">
            <text:p>44,81345</text:p>
          </table:table-cell>
          <table:table-cell office:value-type="float" office:value="-0.66147" table:style-name="ce1">
            <text:p>-0,6614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31667599" table:style-name="ce1">
            <text:p>31667599</text:p>
          </table:table-cell>
          <table:table-cell office:value-type="float" office:value="133726939" table:style-name="ce1">
            <text:p>133726939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772750000000002" table:style-name="ce1">
            <text:p>44,77275</text:p>
          </table:table-cell>
          <table:table-cell office:value-type="float" office:value="-0.71667999999999998" table:style-name="ce1">
            <text:p>-0,71668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,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32" table:style-name="ce1">
            <text:p>32</text:p>
          </table:table-cell>
          <table:table-cell office:value-type="float" office:value="4.78" table:style-name="ce1">
            <text:p>4,78</text:p>
          </table:table-cell>
          <table:table-cell table:number-columns-repeated="16367"/>
        </table:table-row>
        <table:table-row table:style-name="ro1">
          <table:table-cell office:value-type="float" office:value="31986109" table:style-name="ce1">
            <text:p>31986109</text:p>
          </table:table-cell>
          <table:table-cell office:value-type="float" office:value="37314741" table:style-name="ce1">
            <text:p>37314741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83</text:p>
          </table:table-cell>
          <table:table-cell office:value-type="string" table:style-name="ce1">
            <text:p>t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4.860430000000001" table:style-name="ce1">
            <text:p>44,86043</text:p>
          </table:table-cell>
          <table:table-cell office:value-type="float" office:value="-0.62699000000000005" table:style-name="ce1">
            <text:p>-0,62699</text:p>
          </table:table-cell>
          <table:table-cell office:value-type="float" office:value="10" table:style-name="ce1">
            <text:p>10</text:p>
          </table:table-cell>
          <table:table-cell office:value-type="float" office:value="6.5" table:style-name="ce1">
            <text:p>6,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00" table:style-name="ce1">
            <text:p>400</text:p>
          </table:table-cell>
          <table:table-cell office:value-type="float" office:value="5" table:style-name="ce1">
            <text:p>5</text:p>
          </table:table-cell>
          <table:table-cell office:value-type="float" office:value="4.8" table:style-name="ce1">
            <text:p>4,8</text:p>
          </table:table-cell>
          <table:table-cell table:number-columns-repeated="16367"/>
        </table:table-row>
        <table:table-row table:style-name="ro1">
          <table:table-cell office:value-type="float" office:value="32151011" table:style-name="ce1">
            <text:p>32151011</text:p>
          </table:table-cell>
          <table:table-cell office:value-type="float" office:value="97799362" table:style-name="ce1">
            <text:p>97799362</text:p>
          </table:table-cell>
          <table:table-cell table:number-columns-repeated="2" table:style-name="ce1"/>
          <table:table-cell office:value-type="string" table:style-name="ce2">
            <text:p>33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775779999999997" table:style-name="ce1">
            <text:p>44,77578</text:p>
          </table:table-cell>
          <table:table-cell office:value-type="float" office:value="-0.62517999999999996" table:style-name="ce1">
            <text:p>-0,6251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office:value-type="float" office:value="4" table:style-name="ce1">
            <text:p>4</text:p>
          </table:table-cell>
          <table:table-cell office:value-type="float" office:value="4.75" table:style-name="ce1">
            <text:p>4,75</text:p>
          </table:table-cell>
          <table:table-cell table:number-columns-repeated="16367"/>
        </table:table-row>
        <table:table-row table:style-name="ro1">
          <table:table-cell office:value-type="float" office:value="32370195" table:style-name="ce1">
            <text:p>32370195</text:p>
          </table:table-cell>
          <table:table-cell office:value-type="float" office:value="35477280" table:style-name="ce1">
            <text:p>35477280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4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00699999999999" table:style-name="ce1">
            <text:p>44,8007</text:p>
          </table:table-cell>
          <table:table-cell office:value-type="float" office:value="-0.64420999999999995" table:style-name="ce1">
            <text:p>-0,64421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360" table:style-name="ce1">
            <text:p>360</text:p>
          </table:table-cell>
          <table:table-cell office:value-type="float" office:value="57" table:style-name="ce1">
            <text:p>57</text:p>
          </table:table-cell>
          <table:table-cell office:value-type="float" office:value="4.7" table:style-name="ce1">
            <text:p>4,7</text:p>
          </table:table-cell>
          <table:table-cell table:number-columns-repeated="16367"/>
        </table:table-row>
        <table:table-row table:style-name="ro1">
          <table:table-cell office:value-type="float" office:value="32400498" table:style-name="ce1">
            <text:p>32400498</text:p>
          </table:table-cell>
          <table:table-cell office:value-type="float" office:value="47630405" table:style-name="ce1">
            <text:p>47630405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9</text:p>
          </table:table-cell>
          <table:table-cell office:value-type="string" table:style-name="ce1">
            <text:p>f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4.850169999999999" table:style-name="ce1">
            <text:p>44,85017</text:p>
          </table:table-cell>
          <table:table-cell office:value-type="float" office:value="-0.61682000000000003" table:style-name="ce1">
            <text:p>-0,6168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87" table:style-name="ce1">
            <text:p>387</text:p>
          </table:table-cell>
          <table:table-cell office:value-type="float" office:value="8" table:style-name="ce1">
            <text:p>8</text:p>
          </table:table-cell>
          <table:table-cell office:value-type="float" office:value="4.5" table:style-name="ce1">
            <text:p>4,5</text:p>
          </table:table-cell>
          <table:table-cell table:number-columns-repeated="16367"/>
        </table:table-row>
        <table:table-row table:style-name="ro1">
          <table:table-cell office:value-type="float" office:value="32984107" table:style-name="ce1">
            <text:p>32984107</text:p>
          </table:table-cell>
          <table:table-cell office:value-type="float" office:value="44185856" table:style-name="ce1">
            <text:p>44185856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85289999999998" table:style-name="ce1">
            <text:p>44,88529</text:p>
          </table:table-cell>
          <table:table-cell office:value-type="float" office:value="-0.70225000000000004" table:style-name="ce1">
            <text:p>-0,702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33381654" table:style-name="ce1">
            <text:p>33381654</text:p>
          </table:table-cell>
          <table:table-cell office:value-type="float" office:value="47488550" table:style-name="ce1">
            <text:p>47488550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82358" table:style-name="ce1">
            <text:p>44,82358</text:p>
          </table:table-cell>
          <table:table-cell office:value-type="float" office:value="-0.65610000000000002" table:style-name="ce1">
            <text:p>-0,656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33958171" table:style-name="ce1">
            <text:p>33958171</text:p>
          </table:table-cell>
          <table:table-cell office:value-type="float" office:value="195615503" table:style-name="ce1">
            <text:p>195615503</text:p>
          </table:table-cell>
          <table:table-cell table:number-columns-repeated="2" table:style-name="ce1"/>
          <table:table-cell office:value-type="string" table:style-name="ce2">
            <text:p>2</text:p>
          </table:table-cell>
          <table:table-cell office:value-type="string" table:style-name="ce1">
            <text:p>f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44.80518" table:style-name="ce1">
            <text:p>44,80518</text:p>
          </table:table-cell>
          <table:table-cell office:value-type="float" office:value="-0.65078999999999998" table:style-name="ce1">
            <text:p>-0,65079</text:p>
          </table:table-cell>
          <table:table-cell office:value-type="float" office:value="12" table:style-name="ce1">
            <text:p>12</text:p>
          </table:table-cell>
          <table:table-cell office:value-type="float" office:value="6.5" table:style-name="ce1">
            <text:p>6,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401" table:style-name="ce1">
            <text:p>3401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34083954" table:style-name="ce1">
            <text:p>34083954</text:p>
          </table:table-cell>
          <table:table-cell office:value-type="float" office:value="257373722" table:style-name="ce1">
            <text:p>257373722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76779999999997" table:style-name="ce1">
            <text:p>44,87678</text:p>
          </table:table-cell>
          <table:table-cell office:value-type="float" office:value="-0.61897000000000002" table:style-name="ce1">
            <text:p>-0,6189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34189468" table:style-name="ce1">
            <text:p>34189468</text:p>
          </table:table-cell>
          <table:table-cell office:value-type="float" office:value="49395581" table:style-name="ce1">
            <text:p>49395581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3</text:p>
          </table:table-cell>
          <table:table-cell office:value-type="string" table:style-name="ce1">
            <text:p>f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4.895479999999999" table:style-name="ce1">
            <text:p>44,89548</text:p>
          </table:table-cell>
          <table:table-cell office:value-type="float" office:value="-0.59106000000000003" table:style-name="ce1">
            <text:p>-0,591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34532013" table:style-name="ce1">
            <text:p>34532013</text:p>
          </table:table-cell>
          <table:table-cell office:value-type="float" office:value="62233330" table:style-name="ce1">
            <text:p>62233330</text:p>
          </table:table-cell>
          <table:table-cell office:value-type="string" table:style-name="ce1">
            <text:p>within a day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56029999999997" table:style-name="ce1">
            <text:p>44,85603</text:p>
          </table:table-cell>
          <table:table-cell office:value-type="float" office:value="-0.62790000000000001" table:style-name="ce1">
            <text:p>-0,6279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34747378" table:style-name="ce1">
            <text:p>34747378</text:p>
          </table:table-cell>
          <table:table-cell office:value-type="float" office:value="81827448" table:style-name="ce1">
            <text:p>81827448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56529999999999" table:style-name="ce1">
            <text:p>44,85653</text:p>
          </table:table-cell>
          <table:table-cell office:value-type="float" office:value="-0.57765" table:style-name="ce1">
            <text:p>-0,5776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00" table:style-name="ce1">
            <text:p>80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34793903" table:style-name="ce1">
            <text:p>34793903</text:p>
          </table:table-cell>
          <table:table-cell office:value-type="float" office:value="102036351" table:style-name="ce1">
            <text:p>10203635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4.849679999999999" table:style-name="ce1">
            <text:p>44,84968</text:p>
          </table:table-cell>
          <table:table-cell office:value-type="float" office:value="-0.61582999999999999" table:style-name="ce1">
            <text:p>-0,6158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25" table:style-name="ce1">
            <text:p>325</text:p>
          </table:table-cell>
          <table:table-cell office:value-type="float" office:value="10" table:style-name="ce1">
            <text:p>10</text:p>
          </table:table-cell>
          <table:table-cell office:value-type="float" office:value="4.9000000000000004" table:style-name="ce1">
            <text:p>4,9</text:p>
          </table:table-cell>
          <table:table-cell table:number-columns-repeated="16367"/>
        </table:table-row>
        <table:table-row table:style-name="ro1">
          <table:table-cell office:value-type="float" office:value="34864048" table:style-name="ce1">
            <text:p>34864048</text:p>
          </table:table-cell>
          <table:table-cell office:value-type="float" office:value="262804291" table:style-name="ce1">
            <text:p>262804291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8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5933" table:style-name="ce1">
            <text:p>44,85933</text:p>
          </table:table-cell>
          <table:table-cell office:value-type="float" office:value="-0.50705999999999996" table:style-name="ce1">
            <text:p>-0,50706</text:p>
          </table:table-cell>
          <table:table-cell office:value-type="float" office:value="10" table:style-name="ce1">
            <text:p>10</text:p>
          </table:table-cell>
          <table:table-cell office:value-type="float" office:value="1.5" table:style-name="ce1">
            <text:p>1,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5" table:style-name="ce1">
            <text:p>125</text:p>
          </table:table-cell>
          <table:table-cell office:value-type="float" office:value="209" table:style-name="ce1">
            <text:p>209</text:p>
          </table:table-cell>
          <table:table-cell office:value-type="float" office:value="4.67" table:style-name="ce1">
            <text:p>4,67</text:p>
          </table:table-cell>
          <table:table-cell table:number-columns-repeated="16367"/>
        </table:table-row>
        <table:table-row table:style-name="ro1">
          <table:table-cell office:value-type="float" office:value="35137761" table:style-name="ce1">
            <text:p>35137761</text:p>
          </table:table-cell>
          <table:table-cell office:value-type="float" office:value="264656070" table:style-name="ce1">
            <text:p>264656070</text:p>
          </table:table-cell>
          <table:table-cell table:number-columns-repeated="2" table:style-name="ce1"/>
          <table:table-cell office:value-type="string" table:style-name="ce2">
            <text:p>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20699999999997" table:style-name="ce1">
            <text:p>44,9207</text:p>
          </table:table-cell>
          <table:table-cell office:value-type="float" office:value="-0.72797999999999996" table:style-name="ce1">
            <text:p>-0,7279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35434445" table:style-name="ce1">
            <text:p>35434445</text:p>
          </table:table-cell>
          <table:table-cell office:value-type="float" office:value="207927300" table:style-name="ce1">
            <text:p>207927300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1836" table:style-name="ce1">
            <text:p>44,91836</text:p>
          </table:table-cell>
          <table:table-cell office:value-type="float" office:value="-0.74377000000000004" table:style-name="ce1">
            <text:p>-0,74377</text:p>
          </table:table-cell>
          <table:table-cell office:value-type="float" office:value="10" table:style-name="ce1">
            <text:p>10</text:p>
          </table:table-cell>
          <table:table-cell office:value-type="float" office:value="2.5" table:style-name="ce1">
            <text:p>2,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0" table:style-name="ce1">
            <text:p>35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35925651" table:style-name="ce1">
            <text:p>35925651</text:p>
          </table:table-cell>
          <table:table-cell office:value-type="float" office:value="3151851" table:style-name="ce1">
            <text:p>3151851</text:p>
          </table:table-cell>
          <table:table-cell office:value-type="string" table:style-name="ce1">
            <text:p>within a day</text:p>
          </table:table-cell>
          <table:table-cell office:value-type="string" table:style-name="ce2">
            <text:p>86</text:p>
          </table:table-cell>
          <table:table-cell office:value-type="string" table:style-name="ce2">
            <text:p>5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39390000000003" table:style-name="ce1">
            <text:p>44,93939</text:p>
          </table:table-cell>
          <table:table-cell office:value-type="float" office:value="-0.48680000000000001" table:style-name="ce1">
            <text:p>-0,486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36829562" table:style-name="ce1">
            <text:p>36829562</text:p>
          </table:table-cell>
          <table:table-cell office:value-type="float" office:value="207709070" table:style-name="ce1">
            <text:p>207709070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25400000000003" table:style-name="ce1">
            <text:p>44,9254</text:p>
          </table:table-cell>
          <table:table-cell office:value-type="float" office:value="-0.63343000000000005" table:style-name="ce1">
            <text:p>-0,63343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,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4.75" table:style-name="ce1">
            <text:p>4,75</text:p>
          </table:table-cell>
          <table:table-cell table:number-columns-repeated="16367"/>
        </table:table-row>
        <table:table-row table:style-name="ro1">
          <table:table-cell office:value-type="float" office:value="37006235" table:style-name="ce1">
            <text:p>37006235</text:p>
          </table:table-cell>
          <table:table-cell office:value-type="float" office:value="106424070" table:style-name="ce1">
            <text:p>106424070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88</text:p>
          </table:table-cell>
          <table:table-cell office:value-type="string" table:style-name="ce1">
            <text:p>f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902749999999997" table:style-name="ce1">
            <text:p>44,90275</text:p>
          </table:table-cell>
          <table:table-cell office:value-type="float" office:value="-0.73268" table:style-name="ce1">
            <text:p>-0,7326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39581038" table:style-name="ce1">
            <text:p>39581038</text:p>
          </table:table-cell>
          <table:table-cell office:value-type="float" office:value="39696322" table:style-name="ce1">
            <text:p>39696322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45689999999998" table:style-name="ce1">
            <text:p>44,84569</text:p>
          </table:table-cell>
          <table:table-cell office:value-type="float" office:value="-0.79790000000000005" table:style-name="ce1">
            <text:p>-0,7979</text:p>
          </table:table-cell>
          <table:table-cell office:value-type="float" office:value="7" table:style-name="ce1">
            <text:p>7</text:p>
          </table:table-cell>
          <table:table-cell office:value-type="float" office:value="2.5" table:style-name="ce1">
            <text:p>2,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20" table:style-name="ce1">
            <text:p>220</text:p>
          </table:table-cell>
          <table:table-cell office:value-type="float" office:value="15" table:style-name="ce1">
            <text:p>15</text:p>
          </table:table-cell>
          <table:table-cell office:value-type="float" office:value="4.87" table:style-name="ce1">
            <text:p>4,87</text:p>
          </table:table-cell>
          <table:table-cell table:number-columns-repeated="16367"/>
        </table:table-row>
        <table:table-row table:style-name="ro1">
          <table:table-cell office:value-type="float" office:value="40475808" table:style-name="ce1">
            <text:p>40475808</text:p>
          </table:table-cell>
          <table:table-cell office:value-type="float" office:value="313164142" table:style-name="ce1">
            <text:p>313164142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24379999999999" table:style-name="ce1">
            <text:p>44,92438</text:p>
          </table:table-cell>
          <table:table-cell office:value-type="float" office:value="-0.74558999999999997" table:style-name="ce1">
            <text:p>-0,7455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1319768" table:style-name="ce1">
            <text:p>41319768</text:p>
          </table:table-cell>
          <table:table-cell office:value-type="float" office:value="29174473" table:style-name="ce1">
            <text:p>29174473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6</text:p>
          </table:table-cell>
          <table:table-cell office:value-type="string" table:style-name="ce1">
            <text:p>f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861179999999997" table:style-name="ce1">
            <text:p>44,86118</text:p>
          </table:table-cell>
          <table:table-cell office:value-type="float" office:value="-0.60414999999999996" table:style-name="ce1">
            <text:p>-0,6041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4.75" table:style-name="ce1">
            <text:p>4,75</text:p>
          </table:table-cell>
          <table:table-cell table:number-columns-repeated="16367"/>
        </table:table-row>
        <table:table-row table:style-name="ro1">
          <table:table-cell office:value-type="float" office:value="42290206" table:style-name="ce1">
            <text:p>42290206</text:p>
          </table:table-cell>
          <table:table-cell office:value-type="float" office:value="68895899" table:style-name="ce1">
            <text:p>68895899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65960000000001" table:style-name="ce1">
            <text:p>44,86596</text:p>
          </table:table-cell>
          <table:table-cell office:value-type="float" office:value="-0.63846000000000003" table:style-name="ce1">
            <text:p>-0,6384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95" table:style-name="ce1">
            <text:p>295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,5</text:p>
          </table:table-cell>
          <table:table-cell table:number-columns-repeated="16367"/>
        </table:table-row>
        <table:table-row table:style-name="ro1">
          <table:table-cell office:value-type="float" office:value="42378339" table:style-name="ce1">
            <text:p>42378339</text:p>
          </table:table-cell>
          <table:table-cell office:value-type="float" office:value="132668405" table:style-name="ce1">
            <text:p>132668405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6</text:p>
          </table:table-cell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0455" table:style-name="ce1">
            <text:p>44,90455</text:p>
          </table:table-cell>
          <table:table-cell office:value-type="float" office:value="-0.67459999999999998" table:style-name="ce1">
            <text:p>-0,674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4.67" table:style-name="ce1">
            <text:p>4,67</text:p>
          </table:table-cell>
          <table:table-cell table:number-columns-repeated="16367"/>
        </table:table-row>
        <table:table-row table:style-name="ro1">
          <table:table-cell office:value-type="float" office:value="42677706" table:style-name="ce1">
            <text:p>42677706</text:p>
          </table:table-cell>
          <table:table-cell office:value-type="float" office:value="23710669" table:style-name="ce1">
            <text:p>23710669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3</text:p>
          </table:table-cell>
          <table:table-cell office:value-type="string" table:style-name="ce1">
            <text:p>t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4.772109999999998" table:style-name="ce1">
            <text:p>44,77211</text:p>
          </table:table-cell>
          <table:table-cell office:value-type="float" office:value="-0.63497999999999999" table:style-name="ce1">
            <text:p>-0,6349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42846109" table:style-name="ce1">
            <text:p>42846109</text:p>
          </table:table-cell>
          <table:table-cell office:value-type="float" office:value="184426007" table:style-name="ce1">
            <text:p>184426007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73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62760000000002" table:style-name="ce1">
            <text:p>44,86276</text:p>
          </table:table-cell>
          <table:table-cell office:value-type="float" office:value="-0.62870999999999999" table:style-name="ce1">
            <text:p>-0,62871</text:p>
          </table:table-cell>
          <table:table-cell office:value-type="float" office:value="4" table:style-name="ce1">
            <text:p>4</text:p>
          </table:table-cell>
          <table:table-cell office:value-type="float" office:value="1.5" table:style-name="ce1">
            <text:p>1,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80" table:style-name="ce1">
            <text:p>28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3008251" table:style-name="ce1">
            <text:p>43008251</text:p>
          </table:table-cell>
          <table:table-cell office:value-type="float" office:value="16712052" table:style-name="ce1">
            <text:p>16712052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82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760350000000003" table:style-name="ce1">
            <text:p>44,76035</text:p>
          </table:table-cell>
          <table:table-cell office:value-type="float" office:value="-0.60585999999999995" table:style-name="ce1">
            <text:p>-0,6058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70" table:style-name="ce1">
            <text:p>370</text:p>
          </table:table-cell>
          <table:table-cell office:value-type="float" office:value="12" table:style-name="ce1">
            <text:p>12</text:p>
          </table:table-cell>
          <table:table-cell office:value-type="float" office:value="4.92" table:style-name="ce1">
            <text:p>4,92</text:p>
          </table:table-cell>
          <table:table-cell table:number-columns-repeated="16367"/>
        </table:table-row>
        <table:table-row table:style-name="ro1">
          <table:table-cell office:value-type="float" office:value="43409504" table:style-name="ce1">
            <text:p>43409504</text:p>
          </table:table-cell>
          <table:table-cell office:value-type="float" office:value="68350052" table:style-name="ce1">
            <text:p>68350052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13440000000001" table:style-name="ce1">
            <text:p>44,91344</text:p>
          </table:table-cell>
          <table:table-cell office:value-type="float" office:value="-0.72463999999999995" table:style-name="ce1">
            <text:p>-0,7246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70" table:style-name="ce1">
            <text:p>37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3503577" table:style-name="ce1">
            <text:p>43503577</text:p>
          </table:table-cell>
          <table:table-cell office:value-type="float" office:value="8681471" table:style-name="ce1">
            <text:p>8681471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4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794550000000001" table:style-name="ce1">
            <text:p>44,79455</text:p>
          </table:table-cell>
          <table:table-cell office:value-type="float" office:value="-0.69262999999999997" table:style-name="ce1">
            <text:p>-0,6926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50" table:style-name="ce1">
            <text:p>450</text:p>
          </table:table-cell>
          <table:table-cell office:value-type="float" office:value="3" table:style-name="ce1">
            <text:p>3</text:p>
          </table:table-cell>
          <table:table-cell office:value-type="float" office:value="4.67" table:style-name="ce1">
            <text:p>4,67</text:p>
          </table:table-cell>
          <table:table-cell table:number-columns-repeated="16367"/>
        </table:table-row>
        <table:table-row table:style-name="ro1">
          <table:table-cell office:value-type="float" office:value="43711066" table:style-name="ce1">
            <text:p>43711066</text:p>
          </table:table-cell>
          <table:table-cell office:value-type="float" office:value="12258066" table:style-name="ce1">
            <text:p>12258066</text:p>
          </table:table-cell>
          <table:table-cell table:number-columns-repeated="2" table:style-name="ce1"/>
          <table:table-cell office:value-type="string" table:style-name="ce2">
            <text:p>75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02450000000002" table:style-name="ce1">
            <text:p>44,90245</text:p>
          </table:table-cell>
          <table:table-cell office:value-type="float" office:value="-0.72394000000000003" table:style-name="ce1">
            <text:p>-0,7239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20" table:style-name="ce1">
            <text:p>320</text:p>
          </table:table-cell>
          <table:table-cell office:value-type="float" office:value="5" table:style-name="ce1">
            <text:p>5</text:p>
          </table:table-cell>
          <table:table-cell office:value-type="float" office:value="4.8" table:style-name="ce1">
            <text:p>4,8</text:p>
          </table:table-cell>
          <table:table-cell table:number-columns-repeated="16367"/>
        </table:table-row>
        <table:table-row table:style-name="ro1">
          <table:table-cell office:value-type="float" office:value="43760776" table:style-name="ce1">
            <text:p>43760776</text:p>
          </table:table-cell>
          <table:table-cell office:value-type="float" office:value="349589664" table:style-name="ce1">
            <text:p>349589664</text:p>
          </table:table-cell>
          <table:table-cell table:number-columns-repeated="2" table:style-name="ce1"/>
          <table:table-cell office:value-type="string" table:style-name="ce2">
            <text:p>83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79530000000003" table:style-name="ce1">
            <text:p>44,87953</text:p>
          </table:table-cell>
          <table:table-cell office:value-type="float" office:value="-0.62900999999999996" table:style-name="ce1">
            <text:p>-0,6290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65" table:style-name="ce1">
            <text:p>36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3939443" table:style-name="ce1">
            <text:p>43939443</text:p>
          </table:table-cell>
          <table:table-cell office:value-type="float" office:value="351833959" table:style-name="ce1">
            <text:p>351833959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39469999999999" table:style-name="ce1">
            <text:p>44,83947</text:p>
          </table:table-cell>
          <table:table-cell office:value-type="float" office:value="-0.58679999999999999" table:style-name="ce1">
            <text:p>-0,586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93" table:style-name="ce1">
            <text:p>193</text:p>
          </table:table-cell>
          <table:table-cell office:value-type="float" office:value="32" table:style-name="ce1">
            <text:p>32</text:p>
          </table:table-cell>
          <table:table-cell office:value-type="float" office:value="4.66" table:style-name="ce1">
            <text:p>4,66</text:p>
          </table:table-cell>
          <table:table-cell table:number-columns-repeated="16367"/>
        </table:table-row>
        <table:table-row table:style-name="ro1">
          <table:table-cell office:value-type="float" office:value="43980485" table:style-name="ce1">
            <text:p>43980485</text:p>
          </table:table-cell>
          <table:table-cell office:value-type="float" office:value="25337332" table:style-name="ce1">
            <text:p>25337332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90050000000002" table:style-name="ce1">
            <text:p>44,89005</text:p>
          </table:table-cell>
          <table:table-cell office:value-type="float" office:value="-0.64522000000000002" table:style-name="ce1">
            <text:p>-0,6452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95" table:style-name="ce1">
            <text:p>195</text:p>
          </table:table-cell>
          <table:table-cell office:value-type="float" office:value="8" table:style-name="ce1">
            <text:p>8</text:p>
          </table:table-cell>
          <table:table-cell office:value-type="float" office:value="4.5" table:style-name="ce1">
            <text:p>4,5</text:p>
          </table:table-cell>
          <table:table-cell table:number-columns-repeated="16367"/>
        </table:table-row>
        <table:table-row table:style-name="ro1">
          <table:table-cell office:value-type="float" office:value="44410009" table:style-name="ce1">
            <text:p>44410009</text:p>
          </table:table-cell>
          <table:table-cell office:value-type="float" office:value="358538218" table:style-name="ce1">
            <text:p>358538218</text:p>
          </table:table-cell>
          <table:table-cell table:number-columns-repeated="3" table:style-name="ce1"/>
          <table:table-cell office:value-type="string" table:style-name="ce1">
            <text:p>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0551" table:style-name="ce1">
            <text:p>44,90551</text:p>
          </table:table-cell>
          <table:table-cell office:value-type="float" office:value="-0.51380000000000003" table:style-name="ce1">
            <text:p>-0,5138</text:p>
          </table:table-cell>
          <table:table-cell office:value-type="float" office:value="10" table:style-name="ce1">
            <text:p>10</text:p>
          </table:table-cell>
          <table:table-cell office:value-type="float" office:value="2.5" table:style-name="ce1">
            <text:p>2,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95" table:style-name="ce1">
            <text:p>395</text:p>
          </table:table-cell>
          <table:table-cell office:value-type="float" office:value="15" table:style-name="ce1">
            <text:p>15</text:p>
          </table:table-cell>
          <table:table-cell office:value-type="float" office:value="4.87" table:style-name="ce1">
            <text:p>4,87</text:p>
          </table:table-cell>
          <table:table-cell table:number-columns-repeated="16367"/>
        </table:table-row>
        <table:table-row table:style-name="ro1">
          <table:table-cell office:value-type="float" office:value="44828454" table:style-name="ce1">
            <text:p>44828454</text:p>
          </table:table-cell>
          <table:table-cell office:value-type="float" office:value="21627300" table:style-name="ce1">
            <text:p>21627300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33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02639999999998" table:style-name="ce1">
            <text:p>44,90264</text:p>
          </table:table-cell>
          <table:table-cell office:value-type="float" office:value="-0.72877000000000003" table:style-name="ce1">
            <text:p>-0,7287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7281582" table:style-name="ce1">
            <text:p>47281582</text:p>
          </table:table-cell>
          <table:table-cell office:value-type="float" office:value="102447301" table:style-name="ce1">
            <text:p>102447301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04160000000003" table:style-name="ce1">
            <text:p>44,80416</text:p>
          </table:table-cell>
          <table:table-cell office:value-type="float" office:value="-0.55561000000000005" table:style-name="ce1">
            <text:p>-0,5556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8266263" table:style-name="ce1">
            <text:p>48266263</text:p>
          </table:table-cell>
          <table:table-cell office:value-type="float" office:value="75575037" table:style-name="ce1">
            <text:p>75575037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25650000000003" table:style-name="ce1">
            <text:p>44,82565</text:p>
          </table:table-cell>
          <table:table-cell office:value-type="float" office:value="-0.47600999999999999" table:style-name="ce1">
            <text:p>-0,4760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20" table:style-name="ce1">
            <text:p>3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8640197" table:style-name="ce1">
            <text:p>48640197</text:p>
          </table:table-cell>
          <table:table-cell office:value-type="float" office:value="313842700" table:style-name="ce1">
            <text:p>313842700</text:p>
          </table:table-cell>
          <table:table-cell table:number-columns-repeated="2" table:style-name="ce1"/>
          <table:table-cell office:value-type="string" table:style-name="ce2">
            <text:p>71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70049999999999" table:style-name="ce1">
            <text:p>44,87005</text:p>
          </table:table-cell>
          <table:table-cell office:value-type="float" office:value="-0.63354999999999995" table:style-name="ce1">
            <text:p>-0,6335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79" table:style-name="ce1">
            <text:p>47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9110661" table:style-name="ce1">
            <text:p>49110661</text:p>
          </table:table-cell>
          <table:table-cell office:value-type="float" office:value="396058320" table:style-name="ce1">
            <text:p>396058320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61240000000002" table:style-name="ce1">
            <text:p>44,86124</text:p>
          </table:table-cell>
          <table:table-cell office:value-type="float" office:value="-0.61524000000000001" table:style-name="ce1">
            <text:p>-0,615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10" table:style-name="ce1">
            <text:p>5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9223655" table:style-name="ce1">
            <text:p>49223655</text:p>
          </table:table-cell>
          <table:table-cell office:value-type="float" office:value="397066706" table:style-name="ce1">
            <text:p>397066706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50009999999997" table:style-name="ce1">
            <text:p>44,85001</text:p>
          </table:table-cell>
          <table:table-cell office:value-type="float" office:value="-0.62082000000000004" table:style-name="ce1">
            <text:p>-0,6208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9410896" table:style-name="ce1">
            <text:p>49410896</text:p>
          </table:table-cell>
          <table:table-cell office:value-type="float" office:value="398532759" table:style-name="ce1">
            <text:p>398532759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26189999999997" table:style-name="ce1">
            <text:p>44,82619</text:p>
          </table:table-cell>
          <table:table-cell office:value-type="float" office:value="-0.49037999999999998" table:style-name="ce1">
            <text:p>-0,4903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58" table:style-name="ce1">
            <text:p>358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49479407" table:style-name="ce1">
            <text:p>49479407</text:p>
          </table:table-cell>
          <table:table-cell office:value-type="float" office:value="65017344" table:style-name="ce1">
            <text:p>65017344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908189999999998" table:style-name="ce1">
            <text:p>44,90819</text:p>
          </table:table-cell>
          <table:table-cell office:value-type="float" office:value="-0.67032000000000003" table:style-name="ce1">
            <text:p>-0,6703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9525921" table:style-name="ce1">
            <text:p>49525921</text:p>
          </table:table-cell>
          <table:table-cell office:value-type="float" office:value="112514366" table:style-name="ce1">
            <text:p>112514366</text:p>
          </table:table-cell>
          <table:table-cell office:value-type="string" table:style-name="ce1">
            <text:p>within a day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58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06770000000002" table:style-name="ce1">
            <text:p>44,90677</text:p>
          </table:table-cell>
          <table:table-cell office:value-type="float" office:value="-0.67849000000000004" table:style-name="ce1">
            <text:p>-0,6784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9641958" table:style-name="ce1">
            <text:p>49641958</text:p>
          </table:table-cell>
          <table:table-cell office:value-type="float" office:value="3555926" table:style-name="ce1">
            <text:p>3555926</text:p>
          </table:table-cell>
          <table:table-cell table:number-columns-repeated="2" table:style-name="ce1"/>
          <table:table-cell office:value-type="string" table:style-name="ce2">
            <text:p>6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09600000000003" table:style-name="ce1">
            <text:p>44,8096</text:p>
          </table:table-cell>
          <table:table-cell office:value-type="float" office:value="-0.55684" table:style-name="ce1">
            <text:p>-0,5568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9646980" table:style-name="ce1">
            <text:p>49646980</text:p>
          </table:table-cell>
          <table:table-cell office:value-type="float" office:value="400425621" table:style-name="ce1">
            <text:p>400425621</text:p>
          </table:table-cell>
          <table:table-cell table:number-columns-repeated="2" table:style-name="ce1"/>
          <table:table-cell office:value-type="string" table:style-name="ce2">
            <text:p>98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23769999999998" table:style-name="ce1">
            <text:p>44,92377</text:p>
          </table:table-cell>
          <table:table-cell office:value-type="float" office:value="-0.4672" table:style-name="ce1">
            <text:p>-0,467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4.2300000000000004" table:style-name="ce1">
            <text:p>4,23</text:p>
          </table:table-cell>
          <table:table-cell table:number-columns-repeated="16367"/>
        </table:table-row>
        <table:table-row table:style-name="ro1">
          <table:table-cell office:value-type="float" office:value="49697922" table:style-name="ce1">
            <text:p>49697922</text:p>
          </table:table-cell>
          <table:table-cell office:value-type="float" office:value="400836179" table:style-name="ce1">
            <text:p>400836179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26810000000002" table:style-name="ce1">
            <text:p>44,82681</text:p>
          </table:table-cell>
          <table:table-cell office:value-type="float" office:value="-0.53607000000000005" table:style-name="ce1">
            <text:p>-0,5360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9741565" table:style-name="ce1">
            <text:p>49741565</text:p>
          </table:table-cell>
          <table:table-cell office:value-type="float" office:value="400290983" table:style-name="ce1">
            <text:p>400290983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88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27489999999997" table:style-name="ce1">
            <text:p>44,82749</text:p>
          </table:table-cell>
          <table:table-cell office:value-type="float" office:value="-0.52588000000000001" table:style-name="ce1">
            <text:p>-0,5258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02" table:style-name="ce1">
            <text:p>102</text:p>
          </table:table-cell>
          <table:table-cell office:value-type="float" office:value="13" table:style-name="ce1">
            <text:p>13</text:p>
          </table:table-cell>
          <table:table-cell office:value-type="float" office:value="4.54" table:style-name="ce1">
            <text:p>4,54</text:p>
          </table:table-cell>
          <table:table-cell table:number-columns-repeated="16367"/>
        </table:table-row>
        <table:table-row table:style-name="ro1">
          <table:table-cell office:value-type="float" office:value="49802069" table:style-name="ce1">
            <text:p>49802069</text:p>
          </table:table-cell>
          <table:table-cell office:value-type="float" office:value="22085826" table:style-name="ce1">
            <text:p>22085826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5078" table:style-name="ce1">
            <text:p>44,85078</text:p>
          </table:table-cell>
          <table:table-cell office:value-type="float" office:value="-0.78280000000000005" table:style-name="ce1">
            <text:p>-0,782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80" table:style-name="ce1">
            <text:p>38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9818824" table:style-name="ce1">
            <text:p>49818824</text:p>
          </table:table-cell>
          <table:table-cell office:value-type="float" office:value="17662362" table:style-name="ce1">
            <text:p>17662362</text:p>
          </table:table-cell>
          <table:table-cell office:value-type="string" table:style-name="ce1">
            <text:p>a few days or mor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1028" table:style-name="ce1">
            <text:p>44,91028</text:p>
          </table:table-cell>
          <table:table-cell office:value-type="float" office:value="-0.68384" table:style-name="ce1">
            <text:p>-0,6838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49919999" table:style-name="ce1">
            <text:p>49919999</text:p>
          </table:table-cell>
          <table:table-cell office:value-type="float" office:value="60590780" table:style-name="ce1">
            <text:p>60590780</text:p>
          </table:table-cell>
          <table:table-cell office:value-type="string" table:style-name="ce1">
            <text:p>within a day</text:p>
          </table:table-cell>
          <table:table-cell office:value-type="string" table:style-name="ce2">
            <text:p>67</text:p>
          </table:table-cell>
          <table:table-cell office:value-type="string" table:style-name="ce2">
            <text:p>57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37400000000002" table:style-name="ce1">
            <text:p>44,8374</text:p>
          </table:table-cell>
          <table:table-cell office:value-type="float" office:value="-0.76949999999999996" table:style-name="ce1">
            <text:p>-0,769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57" table:style-name="ce1">
            <text:p>45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0142720" table:style-name="ce1">
            <text:p>50142720</text:p>
          </table:table-cell>
          <table:table-cell office:value-type="float" office:value="113697401" table:style-name="ce1">
            <text:p>113697401</text:p>
          </table:table-cell>
          <table:table-cell table:number-columns-repeated="2" table:style-name="ce1"/>
          <table:table-cell office:value-type="string" table:style-name="ce2">
            <text:p>6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79063" table:style-name="ce1">
            <text:p>44,79063</text:p>
          </table:table-cell>
          <table:table-cell office:value-type="float" office:value="-0.69255" table:style-name="ce1">
            <text:p>-0,6925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0148235" table:style-name="ce1">
            <text:p>50148235</text:p>
          </table:table-cell>
          <table:table-cell office:value-type="float" office:value="8887579" table:style-name="ce1">
            <text:p>8887579</text:p>
          </table:table-cell>
          <table:table-cell table:number-columns-repeated="2" table:style-name="ce1"/>
          <table:table-cell office:value-type="string" table:style-name="ce2">
            <text:p>67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62769999999998" table:style-name="ce1">
            <text:p>44,86277</text:p>
          </table:table-cell>
          <table:table-cell office:value-type="float" office:value="-0.59070999999999996" table:style-name="ce1">
            <text:p>-0,5907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0166307" table:style-name="ce1">
            <text:p>50166307</text:p>
          </table:table-cell>
          <table:table-cell office:value-type="float" office:value="404868777" table:style-name="ce1">
            <text:p>404868777</text:p>
          </table:table-cell>
          <table:table-cell table:number-columns-repeated="2" table:style-name="ce1"/>
          <table:table-cell office:value-type="string" table:style-name="ce2">
            <text:p>33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7482" table:style-name="ce1">
            <text:p>44,87482</text:p>
          </table:table-cell>
          <table:table-cell office:value-type="float" office:value="-0.70230999999999999" table:style-name="ce1">
            <text:p>-0,7023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0171684" table:style-name="ce1">
            <text:p>50171684</text:p>
          </table:table-cell>
          <table:table-cell office:value-type="float" office:value="158572902" table:style-name="ce1">
            <text:p>158572902</text:p>
          </table:table-cell>
          <table:table-cell table:number-columns-repeated="2" table:style-name="ce1"/>
          <table:table-cell office:value-type="string" table:style-name="ce2">
            <text:p>71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21680000000001" table:style-name="ce1">
            <text:p>44,82168</text:p>
          </table:table-cell>
          <table:table-cell office:value-type="float" office:value="-0.64973000000000003" table:style-name="ce1">
            <text:p>-0,6497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90" table:style-name="ce1">
            <text:p>19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0235991" table:style-name="ce1">
            <text:p>50235991</text:p>
          </table:table-cell>
          <table:table-cell office:value-type="float" office:value="261005549" table:style-name="ce1">
            <text:p>261005549</text:p>
          </table:table-cell>
          <table:table-cell table:number-columns-repeated="2" table:style-name="ce1"/>
          <table:table-cell office:value-type="string" table:style-name="ce2">
            <text:p>13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00590000000001" table:style-name="ce1">
            <text:p>44,90059</text:p>
          </table:table-cell>
          <table:table-cell office:value-type="float" office:value="-0.69799" table:style-name="ce1">
            <text:p>-0,6979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float" office:value="50236905" table:style-name="ce1">
            <text:p>50236905</text:p>
          </table:table-cell>
          <table:table-cell office:value-type="float" office:value="344427955" table:style-name="ce1">
            <text:p>344427955</text:p>
          </table:table-cell>
          <table:table-cell office:value-type="string" table:style-name="ce1">
            <text:p>a few days or mor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44</text:p>
          </table:table-cell>
          <table:table-cell office:value-type="string" table:style-name="ce1">
            <text:p>f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841569999999997" table:style-name="ce1">
            <text:p>44,84157</text:p>
          </table:table-cell>
          <table:table-cell office:value-type="float" office:value="-0.75516000000000005" table:style-name="ce1">
            <text:p>-0,7551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90" table:style-name="ce1">
            <text:p>89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0316697" table:style-name="ce1">
            <text:p>50316697</text:p>
          </table:table-cell>
          <table:table-cell office:value-type="float" office:value="35059909" table:style-name="ce1">
            <text:p>35059909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761980000000001" table:style-name="ce1">
            <text:p>44,76198</text:p>
          </table:table-cell>
          <table:table-cell office:value-type="float" office:value="-0.54961000000000004" table:style-name="ce1">
            <text:p>-0,54961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14" table:style-name="ce1">
            <text:p>514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0334484" table:style-name="ce1">
            <text:p>50334484</text:p>
          </table:table-cell>
          <table:table-cell office:value-type="float" office:value="273256908" table:style-name="ce1">
            <text:p>273256908</text:p>
          </table:table-cell>
          <table:table-cell table:number-columns-repeated="2" table:style-name="ce1"/>
          <table:table-cell office:value-type="string" table:style-name="ce2">
            <text:p>0</text:p>
          </table:table-cell>
          <table:table-cell office:value-type="string" table:style-name="ce1">
            <text:p>f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936320000000002" table:style-name="ce1">
            <text:p>44,93632</text:p>
          </table:table-cell>
          <table:table-cell office:value-type="float" office:value="-0.50509000000000004" table:style-name="ce1">
            <text:p>-0,5050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0383981" table:style-name="ce1">
            <text:p>50383981</text:p>
          </table:table-cell>
          <table:table-cell office:value-type="float" office:value="63764904" table:style-name="ce1">
            <text:p>63764904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60981000000002" table:style-name="ce1">
            <text:p>44,860981</text:p>
          </table:table-cell>
          <table:table-cell office:value-type="float" office:value="-0.62142600000000003" table:style-name="ce1">
            <text:p>-0,621426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43" table:style-name="ce1">
            <text:p>64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0387720" table:style-name="ce1">
            <text:p>50387720</text:p>
          </table:table-cell>
          <table:table-cell office:value-type="float" office:value="399976431" table:style-name="ce1">
            <text:p>399976431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71459999999999" table:style-name="ce1">
            <text:p>44,87146</text:p>
          </table:table-cell>
          <table:table-cell office:value-type="float" office:value="-0.57959400000000005" table:style-name="ce1">
            <text:p>-0,57959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,5</text:p>
          </table:table-cell>
          <table:table-cell table:number-columns-repeated="16367"/>
        </table:table-row>
        <table:table-row table:style-name="ro1">
          <table:table-cell office:value-type="float" office:value="50387827" table:style-name="ce1">
            <text:p>50387827</text:p>
          </table:table-cell>
          <table:table-cell office:value-type="float" office:value="218093691" table:style-name="ce1">
            <text:p>218093691</text:p>
          </table:table-cell>
          <table:table-cell table:number-columns-repeated="2" table:style-name="ce1"/>
          <table:table-cell office:value-type="string" table:style-name="ce2">
            <text:p>33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56229999999996" table:style-name="ce1">
            <text:p>44,85623</text:p>
          </table:table-cell>
          <table:table-cell office:value-type="float" office:value="-0.60648999999999997" table:style-name="ce1">
            <text:p>-0,6064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0387928" table:style-name="ce1">
            <text:p>50387928</text:p>
          </table:table-cell>
          <table:table-cell office:value-type="float" office:value="70463539" table:style-name="ce1">
            <text:p>70463539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77380000000002" table:style-name="ce1">
            <text:p>44,87738</text:p>
          </table:table-cell>
          <table:table-cell office:value-type="float" office:value="-0.59087999999999996" table:style-name="ce1">
            <text:p>-0,5908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00" table:style-name="ce1">
            <text:p>40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0419669" table:style-name="ce1">
            <text:p>50419669</text:p>
          </table:table-cell>
          <table:table-cell office:value-type="float" office:value="127741156" table:style-name="ce1">
            <text:p>127741156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83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763550000000002" table:style-name="ce1">
            <text:p>44,76355</text:p>
          </table:table-cell>
          <table:table-cell office:value-type="float" office:value="-0.62653999999999999" table:style-name="ce1">
            <text:p>-0,6265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50" table:style-name="ce1">
            <text:p>45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0502058" table:style-name="ce1">
            <text:p>50502058</text:p>
          </table:table-cell>
          <table:table-cell office:value-type="float" office:value="160964636" table:style-name="ce1">
            <text:p>160964636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2</text:p>
          </table:table-cell>
          <table:table-cell office:value-type="string" table:style-name="ce1">
            <text:p>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36509999999997" table:style-name="ce1">
            <text:p>44,83651</text:p>
          </table:table-cell>
          <table:table-cell office:value-type="float" office:value="-0.60070999999999997" table:style-name="ce1">
            <text:p>-0,6007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0545342" table:style-name="ce1">
            <text:p>50545342</text:p>
          </table:table-cell>
          <table:table-cell office:value-type="float" office:value="95699870" table:style-name="ce1">
            <text:p>95699870</text:p>
          </table:table-cell>
          <table:table-cell office:value-type="string" table:style-name="ce1">
            <text:p>a few days or mor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75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773099999999999" table:style-name="ce1">
            <text:p>44,7731</text:p>
          </table:table-cell>
          <table:table-cell office:value-type="float" office:value="-0.72428000000000003" table:style-name="ce1">
            <text:p>-0,7242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00" table:style-name="ce1">
            <text:p>50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0648552" table:style-name="ce1">
            <text:p>50648552</text:p>
          </table:table-cell>
          <table:table-cell office:value-type="float" office:value="66458631" table:style-name="ce1">
            <text:p>66458631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59479999999998" table:style-name="ce1">
            <text:p>44,85948</text:p>
          </table:table-cell>
          <table:table-cell office:value-type="float" office:value="-0.49053999999999998" table:style-name="ce1">
            <text:p>-0,4905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0676237" table:style-name="ce1">
            <text:p>50676237</text:p>
          </table:table-cell>
          <table:table-cell office:value-type="float" office:value="329578831" table:style-name="ce1">
            <text:p>329578831</text:p>
          </table:table-cell>
          <table:table-cell table:number-columns-repeated="2" table:style-name="ce1"/>
          <table:table-cell office:value-type="string" table:style-name="ce2">
            <text:p>5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02520000000001" table:style-name="ce1">
            <text:p>44,80252</text:p>
          </table:table-cell>
          <table:table-cell office:value-type="float" office:value="-0.67945999999999995" table:style-name="ce1">
            <text:p>-0,6794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0703811" table:style-name="ce1">
            <text:p>50703811</text:p>
          </table:table-cell>
          <table:table-cell office:value-type="float" office:value="196342804" table:style-name="ce1">
            <text:p>196342804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2009" table:style-name="ce1">
            <text:p>44,82009</text:p>
          </table:table-cell>
          <table:table-cell office:value-type="float" office:value="-0.67693999999999999" table:style-name="ce1">
            <text:p>-0,6769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78" table:style-name="ce1">
            <text:p>178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0793079" table:style-name="ce1">
            <text:p>50793079</text:p>
          </table:table-cell>
          <table:table-cell office:value-type="float" office:value="410509239" table:style-name="ce1">
            <text:p>410509239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75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4914" table:style-name="ce1">
            <text:p>44,94914</text:p>
          </table:table-cell>
          <table:table-cell office:value-type="float" office:value="-0.61260999999999999" table:style-name="ce1">
            <text:p>-0,6126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4" table:style-name="ce1">
            <text:p>4</text:p>
          </table:table-cell>
          <table:table-cell office:value-type="float" office:value="4.75" table:style-name="ce1">
            <text:p>4,75</text:p>
          </table:table-cell>
          <table:table-cell table:number-columns-repeated="16367"/>
        </table:table-row>
        <table:table-row table:style-name="ro1">
          <table:table-cell office:value-type="float" office:value="50884621" table:style-name="ce1">
            <text:p>50884621</text:p>
          </table:table-cell>
          <table:table-cell office:value-type="float" office:value="390499779" table:style-name="ce1">
            <text:p>390499779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51700000000001" table:style-name="ce1">
            <text:p>44,8517</text:p>
          </table:table-cell>
          <table:table-cell office:value-type="float" office:value="-0.57862999999999998" table:style-name="ce1">
            <text:p>-0,5786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60" table:style-name="ce1">
            <text:p>36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0907553" table:style-name="ce1">
            <text:p>50907553</text:p>
          </table:table-cell>
          <table:table-cell office:value-type="float" office:value="13879875" table:style-name="ce1">
            <text:p>13879875</text:p>
          </table:table-cell>
          <table:table-cell table:number-columns-repeated="3" table:style-name="ce1"/>
          <table:table-cell office:value-type="string" table:style-name="ce1">
            <text:p>t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4.8767" table:style-name="ce1">
            <text:p>44,8767</text:p>
          </table:table-cell>
          <table:table-cell office:value-type="float" office:value="-0.53151999999999999" table:style-name="ce1">
            <text:p>-0,53152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057" table:style-name="ce1">
            <text:p>105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1030218" table:style-name="ce1">
            <text:p>51030218</text:p>
          </table:table-cell>
          <table:table-cell office:value-type="float" office:value="412857864" table:style-name="ce1">
            <text:p>412857864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5295" table:style-name="ce1">
            <text:p>44,85295</text:p>
          </table:table-cell>
          <table:table-cell office:value-type="float" office:value="-0.62897999999999998" table:style-name="ce1">
            <text:p>-0,6289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94" table:style-name="ce1">
            <text:p>29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1039464" table:style-name="ce1">
            <text:p>51039464</text:p>
          </table:table-cell>
          <table:table-cell office:value-type="float" office:value="92227759" table:style-name="ce1">
            <text:p>92227759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61040000000003" table:style-name="ce1">
            <text:p>44,86104</text:p>
          </table:table-cell>
          <table:table-cell office:value-type="float" office:value="-0.50585999999999998" table:style-name="ce1">
            <text:p>-0,5058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85" table:style-name="ce1">
            <text:p>28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1067785" table:style-name="ce1">
            <text:p>51067785</text:p>
          </table:table-cell>
          <table:table-cell office:value-type="float" office:value="32075575" table:style-name="ce1">
            <text:p>32075575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92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89899999999997" table:style-name="ce1">
            <text:p>44,8899</text:p>
          </table:table-cell>
          <table:table-cell office:value-type="float" office:value="-0.65280000000000005" table:style-name="ce1">
            <text:p>-0,652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1076295" table:style-name="ce1">
            <text:p>51076295</text:p>
          </table:table-cell>
          <table:table-cell office:value-type="float" office:value="37314741" table:style-name="ce1">
            <text:p>37314741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83</text:p>
          </table:table-cell>
          <table:table-cell office:value-type="string" table:style-name="ce1">
            <text:p>t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4.872714999999999" table:style-name="ce1">
            <text:p>44,872715</text:p>
          </table:table-cell>
          <table:table-cell office:value-type="float" office:value="-0.61535600000000001" table:style-name="ce1">
            <text:p>-0,615356</text:p>
          </table:table-cell>
          <table:table-cell office:value-type="float" office:value="8" table:style-name="ce1">
            <text:p>8</text:p>
          </table:table-cell>
          <table:table-cell office:value-type="float" office:value="3.5" table:style-name="ce1">
            <text:p>3,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99" table:style-name="ce1">
            <text:p>29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1241987" table:style-name="ce1">
            <text:p>51241987</text:p>
          </table:table-cell>
          <table:table-cell office:value-type="float" office:value="72897292" table:style-name="ce1">
            <text:p>72897292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88579999999997" table:style-name="ce1">
            <text:p>44,88858</text:p>
          </table:table-cell>
          <table:table-cell office:value-type="float" office:value="-0.62729999999999997" table:style-name="ce1">
            <text:p>-0,627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1261204" table:style-name="ce1">
            <text:p>51261204</text:p>
          </table:table-cell>
          <table:table-cell office:value-type="float" office:value="119746520" table:style-name="ce1">
            <text:p>119746520</text:p>
          </table:table-cell>
          <table:table-cell table:number-columns-repeated="2" table:style-name="ce1"/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953319999999998" table:style-name="ce1">
            <text:p>44,95332</text:p>
          </table:table-cell>
          <table:table-cell office:value-type="float" office:value="-0.6008" table:style-name="ce1">
            <text:p>-0,6008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,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10" table:style-name="ce1">
            <text:p>2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1428148" table:style-name="ce1">
            <text:p>51428148</text:p>
          </table:table-cell>
          <table:table-cell office:value-type="float" office:value="277000324" table:style-name="ce1">
            <text:p>277000324</text:p>
          </table:table-cell>
          <table:table-cell office:value-type="string" table:style-name="ce1">
            <text:p>a few days or more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7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98380000000003" table:style-name="ce1">
            <text:p>44,89838</text:p>
          </table:table-cell>
          <table:table-cell office:value-type="float" office:value="-0.73231999999999997" table:style-name="ce1">
            <text:p>-0,7323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1458069" table:style-name="ce1">
            <text:p>51458069</text:p>
          </table:table-cell>
          <table:table-cell office:value-type="float" office:value="416113743" table:style-name="ce1">
            <text:p>416113743</text:p>
          </table:table-cell>
          <table:table-cell office:value-type="string" table:style-name="ce1">
            <text:p>within a day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83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47700000000003" table:style-name="ce1">
            <text:p>44,8477</text:p>
          </table:table-cell>
          <table:table-cell office:value-type="float" office:value="-0.77593999999999996" table:style-name="ce1">
            <text:p>-0,7759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97" table:style-name="ce1">
            <text:p>49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51458827" table:style-name="ce1">
            <text:p>51458827</text:p>
          </table:table-cell>
          <table:table-cell office:value-type="float" office:value="19942839" table:style-name="ce1">
            <text:p>19942839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17250000000001" table:style-name="ce1">
            <text:p>44,81725</text:p>
          </table:table-cell>
          <table:table-cell office:value-type="float" office:value="-0.54140999999999995" table:style-name="ce1">
            <text:p>-0,5414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39" table:style-name="ce1">
            <text:p>239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1478490" table:style-name="ce1">
            <text:p>51478490</text:p>
          </table:table-cell>
          <table:table-cell office:value-type="float" office:value="12428604" table:style-name="ce1">
            <text:p>12428604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60</text:p>
          </table:table-cell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780410000000003" table:style-name="ce1">
            <text:p>44,78041</text:p>
          </table:table-cell>
          <table:table-cell office:value-type="float" office:value="-0.60972999999999999" table:style-name="ce1">
            <text:p>-0,6097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1515893" table:style-name="ce1">
            <text:p>51515893</text:p>
          </table:table-cell>
          <table:table-cell office:value-type="float" office:value="4286716" table:style-name="ce1">
            <text:p>4286716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4.823569999999997" table:style-name="ce1">
            <text:p>44,82357</text:p>
          </table:table-cell>
          <table:table-cell office:value-type="float" office:value="-0.56513000000000002" table:style-name="ce1">
            <text:p>-0,5651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2197348" table:style-name="ce1">
            <text:p>52197348</text:p>
          </table:table-cell>
          <table:table-cell office:value-type="float" office:value="422535083" table:style-name="ce1">
            <text:p>422535083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58669999999996" table:style-name="ce1">
            <text:p>44,85867</text:p>
          </table:table-cell>
          <table:table-cell office:value-type="float" office:value="-0.53229000000000004" table:style-name="ce1">
            <text:p>-0,5322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33" table:style-name="ce1">
            <text:p>33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float" office:value="52655113" table:style-name="ce1">
            <text:p>52655113</text:p>
          </table:table-cell>
          <table:table-cell office:value-type="float" office:value="63330022" table:style-name="ce1">
            <text:p>63330022</text:p>
          </table:table-cell>
          <table:table-cell office:value-type="string" table:style-name="ce1">
            <text:p>within a day</text:p>
          </table:table-cell>
          <table:table-cell office:value-type="string" table:style-name="ce2">
            <text:p>50</text:p>
          </table:table-cell>
          <table:table-cell office:value-type="string" table:style-name="ce2">
            <text:p>5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01060000000001" table:style-name="ce1">
            <text:p>44,90106</text:p>
          </table:table-cell>
          <table:table-cell office:value-type="float" office:value="-0.72990999999999995" table:style-name="ce1">
            <text:p>-0,7299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009062" table:style-name="ce1">
            <text:p>53009062</text:p>
          </table:table-cell>
          <table:table-cell office:value-type="float" office:value="429132555" table:style-name="ce1">
            <text:p>429132555</text:p>
          </table:table-cell>
          <table:table-cell office:value-type="string" table:style-name="ce1">
            <text:p>within a day</text:p>
          </table:table-cell>
          <table:table-cell office:value-type="string" table:style-name="ce2">
            <text:p>75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95069999999997" table:style-name="ce1">
            <text:p>44,89507</text:p>
          </table:table-cell>
          <table:table-cell office:value-type="float" office:value="-0.52029999999999998" table:style-name="ce1">
            <text:p>-0,520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089877" table:style-name="ce1">
            <text:p>53089877</text:p>
          </table:table-cell>
          <table:table-cell office:value-type="float" office:value="385489285" table:style-name="ce1">
            <text:p>385489285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100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32308739537403" table:style-name="ce1">
            <text:p>44,83230874</text:p>
          </table:table-cell>
          <table:table-cell office:value-type="float" office:value="-0.58991075549745198" table:style-name="ce1">
            <text:p>-0,58991075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255337" table:style-name="ce1">
            <text:p>53255337</text:p>
          </table:table-cell>
          <table:table-cell office:value-type="float" office:value="102746097" table:style-name="ce1">
            <text:p>102746097</text:p>
          </table:table-cell>
          <table:table-cell office:value-type="string" table:style-name="ce1">
            <text:p>within a few hours</text:p>
          </table:table-cell>
          <table:table-cell office:value-type="string" table:style-name="ce2">
            <text:p>90</text:p>
          </table:table-cell>
          <table:table-cell office:value-type="string" table:style-name="ce2">
            <text:p>4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039" table:style-name="ce1">
            <text:p>44,9039</text:p>
          </table:table-cell>
          <table:table-cell office:value-type="float" office:value="-0.61709999999999998" table:style-name="ce1">
            <text:p>-0,617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290767" table:style-name="ce1">
            <text:p>53290767</text:p>
          </table:table-cell>
          <table:table-cell office:value-type="float" office:value="8275869" table:style-name="ce1">
            <text:p>8275869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.810079999999999" table:style-name="ce1">
            <text:p>44,81008</text:p>
          </table:table-cell>
          <table:table-cell office:value-type="float" office:value="-0.64776999999999996" table:style-name="ce1">
            <text:p>-0,6477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292436" table:style-name="ce1">
            <text:p>53292436</text:p>
          </table:table-cell>
          <table:table-cell office:value-type="float" office:value="1520808" table:style-name="ce1">
            <text:p>1520808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22519999999999" table:style-name="ce1">
            <text:p>44,92252</text:p>
          </table:table-cell>
          <table:table-cell office:value-type="float" office:value="-0.50438000000000005" table:style-name="ce1">
            <text:p>-0,5043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348779" table:style-name="ce1">
            <text:p>53348779</text:p>
          </table:table-cell>
          <table:table-cell office:value-type="float" office:value="42024505" table:style-name="ce1">
            <text:p>42024505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793349999999997" table:style-name="ce1">
            <text:p>44,79335</text:p>
          </table:table-cell>
          <table:table-cell office:value-type="float" office:value="-0.69572000000000001" table:style-name="ce1">
            <text:p>-0,6957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style-name="ro1">
          <table:table-cell office:value-type="float" office:value="53384614" table:style-name="ce1">
            <text:p>53384614</text:p>
          </table:table-cell>
          <table:table-cell office:value-type="float" office:value="422535083" table:style-name="ce1">
            <text:p>422535083</text:p>
          </table:table-cell>
          <table:table-cell office:value-type="string" table:style-name="ce1">
            <text:p>within an hour</text:p>
          </table:table-cell>
          <table:table-cell office:value-type="string" table:style-name="ce2">
            <text:p>100</text:p>
          </table:table-cell>
          <table:table-cell office:value-type="string" table:style-name="ce2">
            <text:p>10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8613" table:style-name="ce1">
            <text:p>44,8613</text:p>
          </table:table-cell>
          <table:table-cell office:value-type="float" office:value="-0.53269" table:style-name="ce1">
            <text:p>-0,5326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number-rows-repeated="1048440" table:style-name="ro1">
          <table:table-cell table:number-columns-repeated="16384"/>
        </table:table-row>
      </table:table>
      <table:table table:name="Temps_de_réponses" table:style-name="ta2">
        <table:table-column table:style-name="co17" table:default-cell-style-name="ce1"/>
        <table:table-column table:style-name="co16" table:number-columns-repeated="2" table:default-cell-style-name="ce1"/>
        <table:table-column table:style-name="co10" table:default-cell-style-name="ce1"/>
        <table:table-column table:style-name="co16" table:number-columns-repeated="16380" table:default-cell-style-name="ce1"/>
        <table:table-row table:style-name="ro1">
          <table:table-cell office:value-type="string" table:style-name="ce1">
            <text:p>host_response_time</text:p>
          </table:table-cell>
          <table:table-cell table:number-columns-repeated="2" table:style-name="ce1"/>
          <table:table-cell office:value-type="string" table:style-name="ce1">
            <text:p>host_response_time</text:p>
          </table:table-cell>
          <table:table-cell office:value-type="string" table:style-name="ce1">
            <text:p>ni</text:p>
          </table:table-cell>
          <table:table-cell office:value-type="string" table:style-name="ce1">
            <text:p>fi</text:p>
          </table:table-cell>
          <table:table-cell office:value-type="string" table:style-name="ce1">
            <text:p>ni+</text:p>
          </table:table-cell>
          <table:table-cell office:value-type="string" table:style-name="ce1">
            <text:p>fi+</text:p>
          </table:table-cell>
          <table:table-cell office:value-type="string" table:style-name="ce1">
            <text:p>ni-</text:p>
          </table:table-cell>
          <table:table-cell office:value-type="string" table:style-name="ce1">
            <text:p>fi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 few days or more</text:p>
          </table:table-cell>
          <table:table-cell table:number-columns-repeated="2" table:style-name="ce1"/>
          <table:table-cell office:value-type="string" table:style-name="ce1">
            <text:p>within an hour</text:p>
          </table:table-cell>
          <table:table-cell office:value-type="float" office:value="36" table:formula="of:=COUNTIF($$data;[.D2])" table:style-name="ce1">
            <text:p>36</text:p>
          </table:table-cell>
          <table:table-cell office:value-type="float" office:value="0.53731343283582089" table:formula="of:=[.E2]/[.$E$6]" table:style-name="ce1">
            <text:p>0,537313433</text:p>
          </table:table-cell>
          <table:table-cell office:value-type="float" office:value="36" table:formula="of:=[.E2]" table:style-name="ce1">
            <text:p>36</text:p>
          </table:table-cell>
          <table:table-cell office:value-type="float" office:value="0.53731343283582089" table:formula="of:=[.F2]" table:style-name="ce1">
            <text:p>0,537313433</text:p>
          </table:table-cell>
          <table:table-cell office:value-type="float" office:value="67" table:formula="of:=[.E6]" table:style-name="ce1">
            <text:p>67</text:p>
          </table:table-cell>
          <table:table-cell office:value-type="float" office:value="1" table:formula="of:=[.F6]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 few days or more</text:p>
          </table:table-cell>
          <table:table-cell table:number-columns-repeated="2" table:style-name="ce1"/>
          <table:table-cell office:value-type="string" table:style-name="ce1">
            <text:p>within a few hours</text:p>
          </table:table-cell>
          <table:table-cell office:value-type="float" office:value="18" table:formula="of:=COUNTIF($$data;[.D3])" table:style-name="ce1">
            <text:p>18</text:p>
          </table:table-cell>
          <table:table-cell office:value-type="float" office:value="0.26865671641791045" table:formula="of:=[.E3]/[.$E$6]" table:style-name="ce1">
            <text:p>0,268656716</text:p>
          </table:table-cell>
          <table:table-cell office:value-type="float" office:value="54" table:formula="of:=SUM([.G2];[.E3])" table:style-name="ce1">
            <text:p>54</text:p>
          </table:table-cell>
          <table:table-cell office:value-type="float" office:value="0.80597014925373134" table:formula="of:=SUM([.H2];[.F3])" table:style-name="ce1">
            <text:p>0,805970149</text:p>
          </table:table-cell>
          <table:table-cell office:value-type="float" office:value="31" table:formula="of:=SUM([.I2]-[.E2])" table:style-name="ce1">
            <text:p>31</text:p>
          </table:table-cell>
          <table:table-cell office:value-type="float" office:value="0.46268656716417911" table:formula="of:=SUM([.J2]-[.F2])" table:style-name="ce1">
            <text:p>0,4626865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 few days or more</text:p>
          </table:table-cell>
          <table:table-cell table:number-columns-repeated="2" table:style-name="ce1"/>
          <table:table-cell office:value-type="string" table:style-name="ce1">
            <text:p>within a day</text:p>
          </table:table-cell>
          <table:table-cell office:value-type="float" office:value="8" table:formula="of:=COUNTIF($$data;[.D4])" table:style-name="ce1">
            <text:p>8</text:p>
          </table:table-cell>
          <table:table-cell office:value-type="float" office:value="0.11940298507462686" table:formula="of:=[.E4]/[.$E$6]" table:style-name="ce1">
            <text:p>0,119402985</text:p>
          </table:table-cell>
          <table:table-cell office:value-type="float" office:value="62" table:formula="of:=SUM([.G3];[.E4])" table:style-name="ce1">
            <text:p>62</text:p>
          </table:table-cell>
          <table:table-cell office:value-type="float" office:value="0.92537313432835822" table:formula="of:=SUM([.H3];[.F4])" table:style-name="ce1">
            <text:p>0,925373134</text:p>
          </table:table-cell>
          <table:table-cell office:value-type="float" office:value="13" table:formula="of:=SUM([.I3]-[.E3])" table:style-name="ce1">
            <text:p>13</text:p>
          </table:table-cell>
          <table:table-cell office:value-type="float" office:value="0.19402985074626866" table:formula="of:=SUM([.J3]-[.F3])" table:style-name="ce1">
            <text:p>0,19402985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 few days or more</text:p>
          </table:table-cell>
          <table:table-cell table:number-columns-repeated="2" table:style-name="ce1"/>
          <table:table-cell office:value-type="string" table:style-name="ce1">
            <text:p>a few days or more</text:p>
          </table:table-cell>
          <table:table-cell office:value-type="float" office:value="5" table:formula="of:=COUNTIF($$data;[.D5])" table:style-name="ce1">
            <text:p>5</text:p>
          </table:table-cell>
          <table:table-cell office:value-type="float" office:value="7.4626865671641784E-2" table:formula="of:=[.E5]/[.$E$6]" table:style-name="ce1">
            <text:p>0,074626866</text:p>
          </table:table-cell>
          <table:table-cell office:value-type="float" office:value="67" table:formula="of:=SUM([.G4];[.E5])" table:style-name="ce1">
            <text:p>67</text:p>
          </table:table-cell>
          <table:table-cell office:value-type="float" office:value="1" table:formula="of:=SUM([.H4];[.F5])" table:style-name="ce1">
            <text:p>1</text:p>
          </table:table-cell>
          <table:table-cell office:value-type="float" office:value="5" table:formula="of:=SUM([.I4]-[.E4])" table:style-name="ce1">
            <text:p>5</text:p>
          </table:table-cell>
          <table:table-cell office:value-type="float" office:value="7.4626865671641798E-2" table:formula="of:=SUM([.J4]-[.F4])" table:style-name="ce1">
            <text:p>0,07462686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 few days or more</text:p>
          </table:table-cell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67" table:formula="of:=SUM([.E2:.E5])" table:style-name="ce1">
            <text:p>67</text:p>
          </table:table-cell>
          <table:table-cell office:value-type="float" office:value="1" table:formula="of:=SUM([.F2:.F5])" table:style-name="ce1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within a day</text:p>
          </table:table-cell>
          <table:table-cell table:number-columns-repeated="2" table:style-name="ce1"/>
          <table:table-cell table:style-name="ce1">
            <draw:frame draw:z-index="1" draw:id="id0" draw:style-name="a0" draw:name="Graphique 3" svg:x="0.00521in" svg:y="0.0052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4" draw:id="id3" draw:style-name="a3" draw:name="Graphique 6" svg:x="0.90625in" svg:y="0.00521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number-rows-repeated="7" table:style-name="ro1">
          <table:table-cell office:value-type="string" table:style-name="ce1">
            <text:p>within a day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string" table:style-name="ce1">
            <text:p>within a few hours</text:p>
          </table:table-cell>
          <table:table-cell table:number-columns-repeated="16383" table:style-name="ce1"/>
        </table:table-row>
        <table:table-row table:number-rows-repeated="6" table:style-name="ro1">
          <table:table-cell office:value-type="string" table:style-name="ce1">
            <text:p>within a few hou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thin a few hours</text:p>
          </table:table-cell>
          <table:table-cell table:number-columns-repeated="2"/>
          <table:table-cell table:style-name="ce1">
            <draw:frame draw:z-index="3" draw:id="id2" draw:style-name="a2" draw:name="Graphique 5" svg:x="0in" svg:y="0.0052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1" draw:style-name="a1" draw:name="Graphique 4" svg:x="0.00521in" svg:y="0.00521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9" table:style-name="ro1">
          <table:table-cell office:value-type="string" table:style-name="ce1">
            <text:p>within a few hours</text:p>
          </table:table-cell>
          <table:table-cell table:number-columns-repeated="16383"/>
        </table:table-row>
        <table:table-row table:number-rows-repeated="36" table:style-name="ro1">
          <table:table-cell office:value-type="string" table:style-name="ce1">
            <text:p>within an hour</text:p>
          </table:table-cell>
          <table:table-cell table:number-columns-repeated="16383"/>
        </table:table-row>
        <table:table-row table:number-rows-repeated="1048508" table:style-name="ro1">
          <table:table-cell table:number-columns-repeated="16384"/>
        </table:table-row>
        <table:named-expressions>
          <table:named-range table:name="Extract" table:cell-range-address="Temps_de_réponses.$D$1" table:base-cell-address="Temps_de_réponses.$A$1"/>
        </table:named-expressions>
      </table:table>
      <table:table table:name="Accomodates" table:style-name="ta2">
        <table:table-column table:style-name="co11" table:default-cell-style-name="ce1"/>
        <table:table-column table:style-name="co16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ni</text:p>
          </table:table-cell>
          <table:table-cell office:value-type="string" table:style-name="ce1">
            <text:p>fi</text:p>
          </table:table-cell>
          <table:table-cell office:value-type="string" table:style-name="ce1">
            <text:p>ni+</text:p>
          </table:table-cell>
          <table:table-cell office:value-type="string" table:style-name="ce1">
            <text:p>fi+</text:p>
          </table:table-cell>
          <table:table-cell office:value-type="string" table:style-name="ce1">
            <text:p>ni-</text:p>
          </table:table-cell>
          <table:table-cell office:value-type="string" table:style-name="ce1">
            <text:p>fi-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formula="of:=COUNTIF($$dataAccomodates;[.D2])" table:style-name="ce1">
            <text:p>3</text:p>
          </table:table-cell>
          <table:table-cell office:value-type="float" office:value="2.2222222222222223E-2" table:formula="of:=[.E2]/[.$E$15]" table:style-name="ce1">
            <text:p>0,022222222</text:p>
          </table:table-cell>
          <table:table-cell office:value-type="float" office:value="3" table:formula="of:=[.E2]" table:style-name="ce1">
            <text:p>3</text:p>
          </table:table-cell>
          <table:table-cell office:value-type="float" office:value="2.2222222222222223E-2" table:formula="of:=[.F2]" table:style-name="ce1">
            <text:p>0,022222222</text:p>
          </table:table-cell>
          <table:table-cell office:value-type="float" office:value="135" table:formula="of:=[.E15]" table:style-name="ce1">
            <text:p>135</text:p>
          </table:table-cell>
          <table:table-cell office:value-type="float" office:value="1" table:formula="of:=[.F15]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3" table:formula="of:=COUNTIF($$dataAccomodates;[.D3])" table:style-name="ce1">
            <text:p>13</text:p>
          </table:table-cell>
          <table:table-cell office:value-type="float" office:value="9.6296296296296297E-2" table:formula="of:=[.E3]/[.$E$15]" table:style-name="ce1">
            <text:p>0,096296296</text:p>
          </table:table-cell>
          <table:table-cell office:value-type="float" office:value="16" table:formula="of:=SUM([.G2];[.E3])" table:style-name="ce1">
            <text:p>16</text:p>
          </table:table-cell>
          <table:table-cell office:value-type="float" office:value="0.11851851851851852" table:formula="of:=SUM([.H2];[.F3])" table:style-name="ce1">
            <text:p>0,118518519</text:p>
          </table:table-cell>
          <table:table-cell office:value-type="float" office:value="132" table:formula="of:=SUM([.I2]-[.E2])" table:style-name="ce1">
            <text:p>132</text:p>
          </table:table-cell>
          <table:table-cell office:value-type="float" office:value="0.97777777777777775" table:formula="of:=SUM([.J2]-[.F2])" table:style-name="ce1">
            <text:p>0,977777778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formula="of:=COUNTIF($$dataAccomodates;[.D4])" table:style-name="ce1">
            <text:p>5</text:p>
          </table:table-cell>
          <table:table-cell office:value-type="float" office:value="3.7037037037037035E-2" table:formula="of:=[.E4]/[.$E$15]" table:style-name="ce1">
            <text:p>0,037037037</text:p>
          </table:table-cell>
          <table:table-cell office:value-type="float" office:value="21" table:formula="of:=SUM([.G3];[.E4])" table:style-name="ce1">
            <text:p>21</text:p>
          </table:table-cell>
          <table:table-cell office:value-type="float" office:value="0.15555555555555556" table:formula="of:=SUM([.H3];[.F4])" table:style-name="ce1">
            <text:p>0,155555556</text:p>
          </table:table-cell>
          <table:table-cell office:value-type="float" office:value="119" table:formula="of:=SUM([.I3]-[.E3])" table:style-name="ce1">
            <text:p>119</text:p>
          </table:table-cell>
          <table:table-cell office:value-type="float" office:value="0.88148148148148142" table:formula="of:=SUM([.J3]-[.F3])" table:style-name="ce1">
            <text:p>0,88148148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34" table:formula="of:=COUNTIF($$dataAccomodates;[.D5])" table:style-name="ce1">
            <text:p>34</text:p>
          </table:table-cell>
          <table:table-cell office:value-type="float" office:value="0.25185185185185183" table:formula="of:=[.E5]/[.$E$15]" table:style-name="ce1">
            <text:p>0,251851852</text:p>
          </table:table-cell>
          <table:table-cell office:value-type="float" office:value="55" table:formula="of:=SUM([.G4];[.E5])" table:style-name="ce1">
            <text:p>55</text:p>
          </table:table-cell>
          <table:table-cell office:value-type="float" office:value="0.40740740740740738" table:formula="of:=SUM([.H4];[.F5])" table:style-name="ce1">
            <text:p>0,407407407</text:p>
          </table:table-cell>
          <table:table-cell office:value-type="float" office:value="114" table:formula="of:=SUM([.I4]-[.E4])" table:style-name="ce1">
            <text:p>114</text:p>
          </table:table-cell>
          <table:table-cell office:value-type="float" office:value="0.84444444444444433" table:formula="of:=SUM([.J4]-[.F4])" table:style-name="ce1">
            <text:p>0,844444444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2" table:formula="of:=COUNTIF($$dataAccomodates;[.D6])" table:style-name="ce1">
            <text:p>12</text:p>
          </table:table-cell>
          <table:table-cell office:value-type="float" office:value="8.8888888888888892E-2" table:formula="of:=[.E6]/[.$E$15]" table:style-name="ce1">
            <text:p>0,088888889</text:p>
          </table:table-cell>
          <table:table-cell office:value-type="float" office:value="67" table:formula="of:=SUM([.G5];[.E6])" table:style-name="ce1">
            <text:p>67</text:p>
          </table:table-cell>
          <table:table-cell office:value-type="float" office:value="0.49629629629629629" table:formula="of:=SUM([.H5];[.F6])" table:style-name="ce1">
            <text:p>0,496296296</text:p>
          </table:table-cell>
          <table:table-cell office:value-type="float" office:value="80" table:formula="of:=SUM([.I5]-[.E5])" table:style-name="ce1">
            <text:p>80</text:p>
          </table:table-cell>
          <table:table-cell office:value-type="float" office:value="0.59259259259259256" table:formula="of:=SUM([.J5]-[.F5])" table:style-name="ce1">
            <text:p>0,592592593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6" table:formula="of:=COUNTIF($$dataAccomodates;[.D7])" table:style-name="ce1">
            <text:p>36</text:p>
          </table:table-cell>
          <table:table-cell office:value-type="float" office:value="0.26666666666666666" table:formula="of:=[.E7]/[.$E$15]" table:style-name="ce1">
            <text:p>0,266666667</text:p>
          </table:table-cell>
          <table:table-cell office:value-type="float" office:value="103" table:formula="of:=SUM([.G6];[.E7])" table:style-name="ce1">
            <text:p>103</text:p>
          </table:table-cell>
          <table:table-cell office:value-type="float" office:value="0.76296296296296295" table:formula="of:=SUM([.H6];[.F7])" table:style-name="ce1">
            <text:p>0,762962963</text:p>
          </table:table-cell>
          <table:table-cell office:value-type="float" office:value="68" table:formula="of:=SUM([.I6]-[.E6])" table:style-name="ce1">
            <text:p>68</text:p>
          </table:table-cell>
          <table:table-cell office:value-type="float" office:value="0.50370370370370365" table:formula="of:=SUM([.J6]-[.F6])" table:style-name="ce1">
            <text:p>0,503703704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4" table:formula="of:=COUNTIF($$dataAccomodates;[.D8])" table:style-name="ce1">
            <text:p>4</text:p>
          </table:table-cell>
          <table:table-cell office:value-type="float" office:value="2.9629629629629631E-2" table:formula="of:=[.E8]/[.$E$15]" table:style-name="ce1">
            <text:p>0,02962963</text:p>
          </table:table-cell>
          <table:table-cell office:value-type="float" office:value="107" table:formula="of:=SUM([.G7];[.E8])" table:style-name="ce1">
            <text:p>107</text:p>
          </table:table-cell>
          <table:table-cell office:value-type="float" office:value="0.79259259259259263" table:formula="of:=SUM([.H7];[.F8])" table:style-name="ce1">
            <text:p>0,792592593</text:p>
          </table:table-cell>
          <table:table-cell office:value-type="float" office:value="32" table:formula="of:=SUM([.I7]-[.E7])" table:style-name="ce1">
            <text:p>32</text:p>
          </table:table-cell>
          <table:table-cell office:value-type="float" office:value="0.23703703703703699" table:formula="of:=SUM([.J7]-[.F7])" table:style-name="ce1">
            <text:p>0,237037037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7" table:formula="of:=COUNTIF($$dataAccomodates;[.D9])" table:style-name="ce1">
            <text:p>17</text:p>
          </table:table-cell>
          <table:table-cell office:value-type="float" office:value="0.12592592592592591" table:formula="of:=[.E9]/[.$E$15]" table:style-name="ce1">
            <text:p>0,125925926</text:p>
          </table:table-cell>
          <table:table-cell office:value-type="float" office:value="124" table:formula="of:=SUM([.G8];[.E9])" table:style-name="ce1">
            <text:p>124</text:p>
          </table:table-cell>
          <table:table-cell office:value-type="float" office:value="0.91851851851851851" table:formula="of:=SUM([.H8];[.F9])" table:style-name="ce1">
            <text:p>0,918518519</text:p>
          </table:table-cell>
          <table:table-cell office:value-type="float" office:value="28" table:formula="of:=SUM([.I8]-[.E8])" table:style-name="ce1">
            <text:p>28</text:p>
          </table:table-cell>
          <table:table-cell office:value-type="float" office:value="0.20740740740740737" table:formula="of:=SUM([.J8]-[.F8])" table:style-name="ce1">
            <text:p>0,207407407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" table:formula="of:=COUNTIF($$dataAccomodates;[.D10])" table:style-name="ce1">
            <text:p>2</text:p>
          </table:table-cell>
          <table:table-cell office:value-type="float" office:value="1.4814814814814815E-2" table:formula="of:=[.E10]/[.$E$15]" table:style-name="ce1">
            <text:p>0,014814815</text:p>
          </table:table-cell>
          <table:table-cell office:value-type="float" office:value="126" table:formula="of:=SUM([.G9];[.E10])" table:style-name="ce1">
            <text:p>126</text:p>
          </table:table-cell>
          <table:table-cell office:value-type="float" office:value="0.93333333333333335" table:formula="of:=SUM([.H9];[.F10])" table:style-name="ce1">
            <text:p>0,933333333</text:p>
          </table:table-cell>
          <table:table-cell office:value-type="float" office:value="11" table:formula="of:=SUM([.I9]-[.E9])" table:style-name="ce1">
            <text:p>11</text:p>
          </table:table-cell>
          <table:table-cell office:value-type="float" office:value="8.148148148148146E-2" table:formula="of:=SUM([.J9]-[.F9])" table:style-name="ce1">
            <text:p>0,081481481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5" table:formula="of:=COUNTIF($$dataAccomodates;[.D11])" table:style-name="ce1">
            <text:p>5</text:p>
          </table:table-cell>
          <table:table-cell office:value-type="float" office:value="3.7037037037037035E-2" table:formula="of:=[.E11]/[.$E$15]" table:style-name="ce1">
            <text:p>0,037037037</text:p>
          </table:table-cell>
          <table:table-cell office:value-type="float" office:value="131" table:formula="of:=SUM([.G10];[.E11])" table:style-name="ce1">
            <text:p>131</text:p>
          </table:table-cell>
          <table:table-cell office:value-type="float" office:value="0.97037037037037033" table:formula="of:=SUM([.H10];[.F11])" table:style-name="ce1">
            <text:p>0,97037037</text:p>
          </table:table-cell>
          <table:table-cell office:value-type="float" office:value="9" table:formula="of:=SUM([.I10]-[.E10])" table:style-name="ce1">
            <text:p>9</text:p>
          </table:table-cell>
          <table:table-cell office:value-type="float" office:value="6.6666666666666652E-2" table:formula="of:=SUM([.J10]-[.F10])" table:style-name="ce1">
            <text:p>0,066666667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" table:formula="of:=COUNTIF($$dataAccomodates;[.D12])" table:style-name="ce1">
            <text:p>2</text:p>
          </table:table-cell>
          <table:table-cell office:value-type="float" office:value="1.4814814814814815E-2" table:formula="of:=[.E12]/[.$E$15]" table:style-name="ce1">
            <text:p>0,014814815</text:p>
          </table:table-cell>
          <table:table-cell office:value-type="float" office:value="133" table:formula="of:=SUM([.G11];[.E12])" table:style-name="ce1">
            <text:p>133</text:p>
          </table:table-cell>
          <table:table-cell office:value-type="float" office:value="0.98518518518518516" table:formula="of:=SUM([.H11];[.F12])" table:style-name="ce1">
            <text:p>0,985185185</text:p>
          </table:table-cell>
          <table:table-cell office:value-type="float" office:value="4" table:formula="of:=SUM([.I11]-[.E11])" table:style-name="ce1">
            <text:p>4</text:p>
          </table:table-cell>
          <table:table-cell office:value-type="float" office:value="2.9629629629629617E-2" table:formula="of:=SUM([.J11]-[.F11])" table:style-name="ce1">
            <text:p>0,02962963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" table:formula="of:=COUNTIF($$dataAccomodates;[.D13])" table:style-name="ce1">
            <text:p>1</text:p>
          </table:table-cell>
          <table:table-cell office:value-type="float" office:value="7.4074074074074077E-3" table:formula="of:=[.E13]/[.$E$15]" table:style-name="ce1">
            <text:p>0,007407407</text:p>
          </table:table-cell>
          <table:table-cell office:value-type="float" office:value="134" table:formula="of:=SUM([.G12];[.E13])" table:style-name="ce1">
            <text:p>134</text:p>
          </table:table-cell>
          <table:table-cell office:value-type="float" office:value="0.99259259259259258" table:formula="of:=SUM([.H12];[.F13])" table:style-name="ce1">
            <text:p>0,992592593</text:p>
          </table:table-cell>
          <table:table-cell office:value-type="float" office:value="2" table:formula="of:=SUM([.I12]-[.E12])" table:style-name="ce1">
            <text:p>2</text:p>
          </table:table-cell>
          <table:table-cell office:value-type="float" office:value="1.4814814814814802E-2" table:formula="of:=SUM([.J12]-[.F12])" table:style-name="ce1">
            <text:p>0,014814815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" table:formula="of:=COUNTIF($$dataAccomodates;[.D14])" table:style-name="ce1">
            <text:p>1</text:p>
          </table:table-cell>
          <table:table-cell office:value-type="float" office:value="7.4074074074074077E-3" table:formula="of:=[.E14]/[.$E$15]" table:style-name="ce1">
            <text:p>0,007407407</text:p>
          </table:table-cell>
          <table:table-cell office:value-type="float" office:value="135" table:formula="of:=SUM([.G13];[.E14])" table:style-name="ce1">
            <text:p>135</text:p>
          </table:table-cell>
          <table:table-cell office:value-type="float" office:value="1" table:formula="of:=SUM([.H13];[.F14])" table:style-name="ce1">
            <text:p>1</text:p>
          </table:table-cell>
          <table:table-cell office:value-type="float" office:value="1" table:formula="of:=SUM([.I13]-[.E13])" table:style-name="ce1">
            <text:p>1</text:p>
          </table:table-cell>
          <table:table-cell office:value-type="float" office:value="7.4074074074073938E-3" table:formula="of:=SUM([.J13]-[.F13])" table:style-name="ce1">
            <text:p>0,007407407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table:style-name="ce1">
            <draw:frame draw:z-index="1" draw:id="id4" draw:style-name="a4" draw:name="Graphique 1" svg:x="0.90625in" svg:y="0.19271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office:value-type="string" table:style-name="ce1">
            <text:p>Total</text:p>
          </table:table-cell>
          <table:table-cell office:value-type="float" office:value="135" table:formula="of:=SUM([.E2:.E14])" table:style-name="ce1">
            <text:p>135</text:p>
          </table:table-cell>
          <table:table-cell office:value-type="float" office:value="1" table:formula="of:=SUM([.F2:.F14])" table:style-name="ce1">
            <text:p>1</text:p>
          </table:table-cell>
          <table:table-cell table:number-columns-repeated="2" table:style-name="ce1"/>
          <table:table-cell table:style-name="ce1">
            <draw:frame draw:z-index="2" draw:id="id5" draw:style-name="a5" draw:name="Graphique 2" svg:x="0.4375in" svg:y="0.18229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number-rows-repeated="1048441" table:style-name="ro1">
          <table:table-cell table:number-columns-repeated="16384"/>
        </table:table-row>
        <table:named-expressions>
          <table:named-range table:name="Extract" table:cell-range-address="Accomodates.$D$1" table:base-cell-address="Accomodates.$A$1"/>
        </table:named-expressions>
      </table:table>
      <table:named-expressions>
        <table:named-range table:name="data" table:cell-range-address="Temps_de_réponses.$A$1:Temps_de_réponses.$A$68" table:base-cell-address="Temps_de_réponses.$A$1"/>
        <table:named-range table:name="dataAccomodates" table:cell-range-address="Accomodates.$A$1:Accomodates.$A$135" table:base-cell-address="Accomodates.$A$1"/>
        <table:named-range table:name="date" table:cell-range-address="Temps_de_réponses.$A$1:Temps_de_réponses.$A$68" table:base-cell-address="Temps_de_réponses.$A$1"/>
      </table:named-expressions>
      <table:database-ranges>
        <table:database-range table:target-range-address="Temps_de_réponses.D1:Temps_de_réponses.D5">
          <table:sort>
            <table:sort-by table:field-number="0" table:order="descending"/>
          </table:sort>
        </table:database-range>
        <table:database-range table:target-range-address="Accomodates.D2:Accomodates.D1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MILLAN Romain</dc:creator>
    <dc:date>2022-03-08T14:10:33Z</dc:date>
    <meta:editing-cycles>1</meta:editing-cycles>
    <meta:editing-duration>PT25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Titre du graphiqu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Temps_de_réponses.$D$2:.$D$5"/>
          </chart:axis>
          <chart:axis chart:dimension="y"/>
          <chart:series chart:values-cell-range-address="Temps_de_réponses.$E$2:.$E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x" chart:name="primary-x" chart:style-name="Axs0">
            <chart:categories table:cell-range-address="Temps_de_réponses.$D$2:.$D$5"/>
          </chart:axis>
          <chart:axis chart:dimension="y" chart:name="primary-y" chart:style-name="Axs1">
            <chart:grid chart:class="major" chart:style-name="GMa1"/>
          </chart:axis>
          <chart:series chart:values-cell-range-address="Temps_de_réponses.$F$2:.$F$5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itre du graphiqu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emps_de_réponses.$D$2:.$D$5"/>
          </chart:axis>
          <chart:axis chart:dimension="y" chart:name="primary-y" chart:style-name="Axs1">
            <chart:grid chart:class="major" chart:style-name="GMa1"/>
          </chart:axis>
          <chart:series chart:values-cell-range-address="Temps_de_réponses.$H$2:.$H$5" chart:class="chart:line" chart:attached-axis="primary-y" chart:style-name="G0S0">
            <chart:data-point chart:repeated="4"/>
          </chart:series>
          <chart:series chart:values-cell-range-address="Temps_de_réponses.$J$2:.$J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Titre du graphiqu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Temps_de_réponses.$D$2:.$D$5"/>
          </chart:axis>
          <chart:axis chart:dimension="y"/>
          <chart:series chart:values-cell-range-address="Temps_de_réponses.$F$2:.$F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itre du graphique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ccomodates.$H$2:.$H$14" chart:class="chart:line" chart:attached-axis="primary-y" chart:style-name="G0S0">
            <chart:data-point chart:repeated="13"/>
          </chart:series>
          <chart:series chart:values-cell-range-address="Accomodates.$J$2:.$J$14" chart:class="chart:line" chart:attached-axis="primary-y" chart:style-name="G0S1">
            <chart:data-point chart:repeated="1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itre du graphique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ccomodates.$E$2:.$E$14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